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5cm" table:align="margins"/>
    </style:style>
    <style:style style:name="Table3.A" style:family="table-column">
      <style:table-column-properties style:column-width="7.5cm" style:rel-column-width="32767*"/>
    </style:style>
    <style:style style:name="Table3.B" style:family="table-column">
      <style:table-column-properties style:column-width="7.5cm" style:rel-column-width="32768*"/>
    </style:style>
    <style:style style:name="Table3.1" style:family="table-row">
      <style:table-row-properties style:min-row-height="6.19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304cm" table:align="margins"/>
    </style:style>
    <style:style style:name="Table4.A" style:family="table-column">
      <style:table-column-properties style:column-width="7.304cm" style:rel-column-width="65535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5.6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308cm" table:align="margins"/>
    </style:style>
    <style:style style:name="Table2.A" style:family="table-column">
      <style:table-column-properties style:column-width="7.308cm" style:rel-column-width="65535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5.6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3.628cm" style:rel-column-width="1815*"/>
    </style:style>
    <style:style style:name="Table1.B" style:family="table-column">
      <style:table-column-properties style:column-width="13.372cm" style:rel-column-width="6689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1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 style:master-page-name="">
      <style:table-properties style:width="17cm" style:page-number="auto" table:align="margins"/>
    </style:style>
    <style:style style:name="Table5.A" style:family="table-column">
      <style:table-column-properties style:column-width="2.893cm" style:rel-column-width="1640*"/>
    </style:style>
    <style:style style:name="Table5.B" style:family="table-column">
      <style:table-column-properties style:column-width="3.104cm" style:rel-column-width="1760*"/>
    </style:style>
    <style:style style:name="Table5.C" style:family="table-column">
      <style:table-column-properties style:column-width="11.003cm" style:rel-column-width="623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b0c7" officeooo:paragraph-rsid="01bba8f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c7a3d" officeooo:paragraph-rsid="01c20e25" style:font-weight-asian="normal" style:font-weight-complex="normal"/>
    </style:style>
    <style:style style:name="P6" style:family="paragraph" style:parent-style-name="Text_20_body">
      <style:text-properties officeooo:rsid="0011a8a0" officeooo:paragraph-rsid="0011a8a0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7704ac"/>
    </style:style>
    <style:style style:name="P10" style:family="paragraph" style:parent-style-name="Text_20_body">
      <style:paragraph-properties fo:text-align="start" style:justify-single-word="false"/>
      <style:text-properties officeooo:paragraph-rsid="00dfcf64"/>
    </style:style>
    <style:style style:name="P11" style:family="paragraph" style:parent-style-name="Text_20_body">
      <style:paragraph-properties fo:text-align="start" style:justify-single-word="false"/>
      <style:text-properties officeooo:paragraph-rsid="0102c838"/>
    </style:style>
    <style:style style:name="P12" style:family="paragraph" style:parent-style-name="Text_20_body">
      <style:paragraph-properties fo:text-align="start" style:justify-single-word="false"/>
      <style:text-properties officeooo:paragraph-rsid="012dddaa"/>
    </style:style>
    <style:style style:name="P13" style:family="paragraph" style:parent-style-name="Text_20_body">
      <style:paragraph-properties fo:text-align="start" style:justify-single-word="false"/>
      <style:text-properties officeooo:paragraph-rsid="01b811d2"/>
    </style:style>
    <style:style style:name="P14" style:family="paragraph" style:parent-style-name="Text_20_body">
      <style:paragraph-properties fo:text-align="start" style:justify-single-word="false"/>
      <style:text-properties officeooo:paragraph-rsid="022d1e48"/>
    </style:style>
    <style:style style:name="P15" style:family="paragraph" style:parent-style-name="Text_20_body">
      <style:text-properties officeooo:rsid="0065ed75" officeooo:paragraph-rsid="0065ed75"/>
    </style:style>
    <style:style style:name="P16" style:family="paragraph" style:parent-style-name="Text_20_body">
      <style:paragraph-properties fo:text-align="start" style:justify-single-word="false"/>
      <style:text-properties officeooo:rsid="0065ed75" officeooo:paragraph-rsid="0065ed75"/>
    </style:style>
    <style:style style:name="P17" style:family="paragraph" style:parent-style-name="Text_20_body">
      <style:text-properties officeooo:paragraph-rsid="007704ac"/>
    </style:style>
    <style:style style:name="P18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19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0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1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2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3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4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25" style:family="paragraph" style:parent-style-name="Text_20_body">
      <style:paragraph-properties fo:text-align="start" style:justify-single-word="false"/>
      <style:text-properties officeooo:rsid="012b247e" officeooo:paragraph-rsid="012b247e"/>
    </style:style>
    <style:style style:name="P26" style:family="paragraph" style:parent-style-name="Text_20_body">
      <style:text-properties officeooo:paragraph-rsid="012dddaa"/>
    </style:style>
    <style:style style:name="P27" style:family="paragraph" style:parent-style-name="Text_20_body">
      <style:text-properties officeooo:rsid="01312515" officeooo:paragraph-rsid="01312515"/>
    </style:style>
    <style:style style:name="P28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29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30" style:family="paragraph" style:parent-style-name="Text_20_body">
      <style:text-properties officeooo:rsid="0177a6bc" officeooo:paragraph-rsid="0177a6bc"/>
    </style:style>
    <style:style style:name="P31" style:family="paragraph" style:parent-style-name="Text_20_body">
      <style:text-properties officeooo:rsid="0113b68c"/>
    </style:style>
    <style:style style:name="P32" style:family="paragraph" style:parent-style-name="Text_20_body">
      <style:paragraph-properties fo:text-align="start" style:justify-single-word="false"/>
      <style:text-properties officeooo:rsid="01af1826" officeooo:paragraph-rsid="01af1826"/>
    </style:style>
    <style:style style:name="P33" style:family="paragraph" style:parent-style-name="Text_20_body">
      <style:paragraph-properties fo:text-align="start" style:justify-single-word="false"/>
      <style:text-properties officeooo:rsid="01af1826" officeooo:paragraph-rsid="01b811d2"/>
    </style:style>
    <style:style style:name="P34" style:family="paragraph" style:parent-style-name="Text_20_body">
      <style:text-properties officeooo:rsid="01dfa4f7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38" style:family="paragraph" style:parent-style-name="Standard">
      <style:text-properties officeooo:rsid="0009217b" officeooo:paragraph-rsid="0009217b"/>
    </style:style>
    <style:style style:name="P39" style:family="paragraph" style:parent-style-name="Title">
      <style:text-properties officeooo:rsid="0009217b" officeooo:paragraph-rsid="02988ddb"/>
    </style:style>
    <style:style style:name="P40" style:family="paragraph" style:parent-style-name="Title">
      <style:paragraph-properties fo:text-align="center" style:justify-single-word="false"/>
    </style:style>
    <style:style style:name="P41" style:family="paragraph" style:parent-style-name="Title">
      <style:text-properties officeooo:rsid="02a4e925" officeooo:paragraph-rsid="02a4e925"/>
    </style:style>
    <style:style style:name="P42" style:family="paragraph" style:parent-style-name="Title" style:master-page-name="First_20_Page">
      <style:paragraph-properties style:page-number="auto" fo:break-before="page"/>
      <style:text-properties officeooo:rsid="0009217b" officeooo:paragraph-rsid="02988ddb"/>
    </style:style>
    <style:style style:name="P43" style:family="paragraph" style:parent-style-name="Heading">
      <style:text-properties officeooo:rsid="026f3667" officeooo:paragraph-rsid="026f3667"/>
    </style:style>
    <style:style style:name="P44" style:family="paragraph" style:parent-style-name="Heading">
      <style:text-properties officeooo:rsid="02783581" officeooo:paragraph-rsid="02783581"/>
    </style:style>
    <style:style style:name="P45" style:family="paragraph" style:parent-style-name="Table_20_Contents">
      <style:paragraph-properties fo:margin-left="0cm" fo:margin-right="0cm" fo:text-indent="0cm" style:auto-text-indent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2988ddb" officeooo:paragraph-rsid="02988ddb"/>
    </style:style>
    <style:style style:name="P4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4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29b983a" officeooo:paragraph-rsid="029b983a"/>
    </style:style>
    <style:style style:name="P5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font-weight="normal" officeooo:rsid="029b983a" officeooo:paragraph-rsid="029b983a" style:font-weight-asian="normal" style:font-weight-complex="normal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09217b" officeooo:paragraph-rsid="02988ddb"/>
    </style:style>
    <style:style style:name="P53" style:family="paragraph" style:parent-style-name="Text_20_body">
      <style:paragraph-properties fo:text-align="start" style:justify-single-word="false"/>
      <style:text-properties officeooo:paragraph-rsid="02573884"/>
    </style:style>
    <style:style style:name="P54" style:family="paragraph" style:parent-style-name="Text_20_body">
      <style:paragraph-properties fo:text-align="start" style:justify-single-word="false"/>
      <style:text-properties officeooo:paragraph-rsid="012dddaa"/>
    </style:style>
    <style:style style:name="P55" style:family="paragraph" style:parent-style-name="Text_20_body">
      <style:paragraph-properties fo:text-align="start" style:justify-single-word="false"/>
      <style:text-properties officeooo:paragraph-rsid="01b811d2"/>
    </style:style>
    <style:style style:name="P56" style:family="paragraph" style:parent-style-name="Text_20_body">
      <style:paragraph-properties fo:text-align="start" style:justify-single-word="false"/>
      <style:text-properties officeooo:paragraph-rsid="02646fd9"/>
    </style:style>
    <style:style style:name="P57" style:family="paragraph" style:parent-style-name="Text_20_body">
      <style:paragraph-properties fo:text-align="start" style:justify-single-word="false"/>
      <style:text-properties officeooo:paragraph-rsid="0276dd7c"/>
    </style:style>
    <style:style style:name="P58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59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60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61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62" style:family="paragraph" style:parent-style-name="Text_20_body">
      <style:paragraph-properties fo:text-align="start" style:justify-single-word="false"/>
      <style:text-properties officeooo:rsid="0118cb3d" officeooo:paragraph-rsid="024fe6f0"/>
    </style:style>
    <style:style style:name="P63" style:family="paragraph" style:parent-style-name="Text_20_body">
      <style:paragraph-properties fo:text-align="start" style:justify-single-word="false"/>
      <style:text-properties officeooo:rsid="01312515" officeooo:paragraph-rsid="025730b7"/>
    </style:style>
    <style:style style:name="P64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65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66" style:family="paragraph" style:parent-style-name="Text_20_body">
      <style:paragraph-properties fo:text-align="start" style:justify-single-word="false"/>
      <style:text-properties officeooo:rsid="014ebacd" officeooo:paragraph-rsid="02646fd9"/>
    </style:style>
    <style:style style:name="P67" style:family="paragraph" style:parent-style-name="Text_20_body">
      <style:paragraph-properties fo:text-align="start" style:justify-single-word="false"/>
      <style:text-properties officeooo:rsid="01af1826" officeooo:paragraph-rsid="02646fd9"/>
    </style:style>
    <style:style style:name="P68" style:family="paragraph" style:parent-style-name="Text_20_body">
      <style:paragraph-properties fo:text-align="start" style:justify-single-word="false"/>
      <style:text-properties officeooo:rsid="01af1826" officeooo:paragraph-rsid="0276dd7c"/>
    </style:style>
    <style:style style:name="P69" style:family="paragraph" style:parent-style-name="Text_20_body">
      <style:paragraph-properties fo:text-align="start" style:justify-single-word="false"/>
      <style:text-properties officeooo:rsid="026afb4d" officeooo:paragraph-rsid="026afb4d"/>
    </style:style>
    <style:style style:name="P70" style:family="paragraph" style:parent-style-name="Text_20_body">
      <style:paragraph-properties fo:text-align="start" style:justify-single-word="false"/>
      <style:text-properties officeooo:rsid="026afb4d" officeooo:paragraph-rsid="0276dd7c"/>
    </style:style>
    <style:style style:name="P71" style:family="paragraph" style:parent-style-name="Text_20_body">
      <style:text-properties officeooo:paragraph-rsid="026f3667"/>
    </style:style>
    <style:style style:name="P72" style:family="paragraph" style:parent-style-name="Text_20_body">
      <style:text-properties officeooo:paragraph-rsid="02783581"/>
    </style:style>
    <style:style style:name="P73" style:family="paragraph" style:parent-style-name="Text_20_body">
      <style:text-properties officeooo:rsid="02792178" officeooo:paragraph-rsid="02792178"/>
    </style:style>
    <style:style style:name="P74" style:family="paragraph" style:parent-style-name="Text_20_body">
      <style:paragraph-properties fo:text-align="center" style:justify-single-word="false"/>
      <style:text-properties officeooo:rsid="02792178" officeooo:paragraph-rsid="02792178"/>
    </style:style>
    <style:style style:name="P75" style:family="paragraph" style:parent-style-name="Text_20_body">
      <style:paragraph-properties fo:text-align="start" style:justify-single-word="false"/>
      <style:text-properties officeooo:rsid="02792178" officeooo:paragraph-rsid="02792178"/>
    </style:style>
    <style:style style:name="P76" style:family="paragraph" style:parent-style-name="Text_20_body">
      <style:paragraph-properties fo:text-align="start" style:justify-single-word="false"/>
      <style:text-properties officeooo:rsid="0292cb2f" officeooo:paragraph-rsid="0292cb2f"/>
    </style:style>
    <style:style style:name="P77" style:family="paragraph" style:parent-style-name="Text_20_body">
      <style:text-properties officeooo:rsid="0009217b"/>
    </style:style>
    <style:style style:name="P78" style:family="paragraph" style:parent-style-name="Text_20_body">
      <style:text-properties officeooo:rsid="0009217b" officeooo:paragraph-rsid="02988ddb"/>
    </style:style>
    <style:style style:name="P79" style:family="paragraph" style:parent-style-name="Text_20_body">
      <style:text-properties officeooo:rsid="0011a8a0" officeooo:paragraph-rsid="0011a8a0"/>
    </style:style>
    <style:style style:name="P80" style:family="paragraph" style:parent-style-name="Text_20_body">
      <style:text-properties officeooo:rsid="02a4e925" officeooo:paragraph-rsid="02a4e925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join-border="false"/>
      <style:text-properties officeooo:paragraph-rsid="02a4e925"/>
    </style:style>
    <style:style style:name="P82" style:family="paragraph" style:parent-style-name="author_5f_info">
      <style:paragraph-properties fo:text-align="end" style:justify-single-word="false"/>
    </style:style>
    <style:style style:name="P83" style:family="paragraph">
      <style:paragraph-properties fo:text-align="center"/>
    </style:style>
    <style:style style:name="P84" style:family="paragraph">
      <style:paragraph-properties fo:text-align="start"/>
    </style:style>
    <style:style style:name="P85" style:family="paragraph">
      <loext:graphic-properties draw:fill="none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T8" style:family="text">
      <style:text-properties officeooo:rsid="012e898c"/>
    </style:style>
    <style:style style:name="T9" style:family="text">
      <style:text-properties officeooo:rsid="01342e95"/>
    </style:style>
    <style:style style:name="T10" style:family="text">
      <style:text-properties officeooo:rsid="0136aaf9"/>
    </style:style>
    <style:style style:name="T11" style:family="text">
      <style:text-properties officeooo:rsid="0191a68e"/>
    </style:style>
    <style:style style:name="T12" style:family="text">
      <style:text-properties officeooo:rsid="01e0a817"/>
    </style:style>
    <style:style style:name="T13" style:family="text">
      <style:text-properties officeooo:rsid="01e0cef8"/>
    </style:style>
    <style:style style:name="T14" style:family="text">
      <style:text-properties officeooo:rsid="0229def9"/>
    </style:style>
    <style:style style:name="T15" style:family="text">
      <style:text-properties officeooo:rsid="024893ed"/>
    </style:style>
    <style:style style:name="T16" style:family="text">
      <style:text-properties officeooo:rsid="024fe6f0"/>
    </style:style>
    <style:style style:name="T17" style:family="text">
      <style:text-properties officeooo:rsid="02532f8b"/>
    </style:style>
    <style:style style:name="T18" style:family="text">
      <style:text-properties officeooo:rsid="02646fd9"/>
    </style:style>
    <style:style style:name="T19" style:family="text">
      <style:text-properties officeooo:rsid="026cfc6b"/>
    </style:style>
    <style:style style:name="T20" style:family="text">
      <style:text-properties officeooo:rsid="0276dedd"/>
    </style:style>
    <style:style style:name="T21" style:family="text">
      <style:text-properties officeooo:rsid="029c324d"/>
    </style:style>
    <style:style style:name="T22" style:family="text">
      <style:text-properties officeooo:rsid="029df6d0"/>
    </style:style>
    <style:style style:name="T23" style:family="text">
      <style:text-properties officeooo:rsid="02a2a978"/>
    </style:style>
    <style:style style:name="T24" style:family="text">
      <style:text-properties officeooo:rsid="02a35ba0"/>
    </style:style>
    <style:style style:name="T25" style:family="text">
      <style:text-properties style:font-name="Liberation Mono1"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39"/>
      <text:p text:style-name="P39"/>
      <text:p text:style-name="P40">Face Recognition using Eigenface, A Simple Example</text:p>
      <text:p text:style-name="P52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2">Author:</text:p>
          </table:table-cell>
          <table:table-cell table:style-name="Table1.B1" office:value-type="string">
            <text:p text:style-name="author_5f_info">Nik Mohamad Aizuddin bin Nik Azmi</text:p>
          </table:table-cell>
        </table:table-row>
        <table:table-row>
          <table:table-cell table:style-name="Table1.A2" office:value-type="string">
            <text:p text:style-name="P82">Email:</text:p>
          </table:table-cell>
          <table:table-cell table:style-name="Table1.B2" office:value-type="string">
            <text:p text:style-name="author_5f_info">nik-mohamad-aizuddin@yandex.com</text:p>
          </table:table-cell>
        </table:table-row>
        <table:table-row>
          <table:table-cell table:style-name="Table1.A2" office:value-type="string">
            <text:p text:style-name="P82">Date Created:</text:p>
          </table:table-cell>
          <table:table-cell table:style-name="Table1.B2" office:value-type="string">
            <text:p text:style-name="author_5f_info">2-May-2016</text:p>
          </table:table-cell>
        </table:table-row>
        <table:table-row>
          <table:table-cell table:style-name="Table1.A2" office:value-type="string">
            <text:p text:style-name="P82">Last Modified:</text:p>
          </table:table-cell>
          <table:table-cell table:style-name="Table1.B2" office:value-type="string">
            <text:p text:style-name="author_5f_info">4-May-2016</text:p>
          </table:table-cell>
        </table:table-row>
      </table:table>
      <text:p text:style-name="P38"/>
      <text:p text:style-name="P38"/>
      <text:p text:style-name="P38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47">Version History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47">Version</text:p>
          </table:table-cell>
          <table:table-cell table:style-name="Table5.A2" office:value-type="string">
            <text:p text:style-name="P47">Date</text:p>
          </table:table-cell>
          <table:table-cell table:style-name="Table5.C2" office:value-type="string">
            <text:p text:style-name="P47">Description</text:p>
          </table:table-cell>
        </table:table-row>
        <table:table-row>
          <table:table-cell table:style-name="Table5.A2" office:value-type="string">
            <text:p text:style-name="P50">0.9.0</text:p>
          </table:table-cell>
          <table:table-cell table:style-name="Table5.A2" office:value-type="string">
            <text:p text:style-name="P50">4-May-2016</text:p>
          </table:table-cell>
          <table:table-cell table:style-name="Table5.C2" office:value-type="string">
            <text:p text:style-name="P51">Complete<text:span text:style-name="T21">d</text:span> draft.</text:p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49"/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8"/>
          </table:table-cell>
        </table:table-row>
      </table:table>
      <text:p text:style-name="Text_20_body"><text:soft-page-break/>The size of face image <text:span text:style-name="T1">used in this program is </text:span>92 <text:span text:style-name="T1">pixels </text:span>x 112 pixels. But in this example, assume that the size of face image <text:span text:style-name="T1">is</text:span> <text:span text:style-name="T7">2</text:span> x <text:span text:style-name="T7">2</text:span> pixels. <text:span text:style-name="T22">We will find out who is the unknown face in the test dataset.</text:span>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Training dataset</text:p>
                </table:table-cell>
              </table:table-row>
              <table:table-row table:style-name="Table4.2">
                <table:table-cell table:style-name="Table4.A2" office:value-type="string">
                  <text:p text:style-name="P3"/>
                  <text:p text:style-name="P3"><draw:frame draw:style-name="fr1" draw:name="Object1" text:anchor-type="as-char" svg:y="-0.549cm" svg:width="2.17cm" svg:height="1.252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  <text:p text:style-name="P3"/>
                  <text:p text:style-name="P3"><draw:frame draw:style-name="fr1" draw:name="Object2" text:anchor-type="as-char" svg:y="-0.549cm" svg:width="2.168cm" svg:height="1.252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  <text:p text:style-name="P3"/>
                  <text:p text:style-name="P3"><draw:frame draw:style-name="fr1" draw:name="Object3" text:anchor-type="as-char" svg:y="-0.549cm" svg:width="2.168cm" svg:height="1.252cm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</table:table>
            <text:p text:style-name="P45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Test dataset</text:p>
                </table:table-cell>
              </table:table-row>
              <table:table-row table:style-name="Table2.2">
                <table:table-cell table:style-name="Table2.A2" office:value-type="string">
                  <text:p text:style-name="P35"/>
                  <text:p text:style-name="P35"/>
                  <text:p text:style-name="P35"/>
                  <text:p text:style-name="P35"/>
                  <text:p text:style-name="P36"><draw:frame draw:style-name="fr1" draw:name="Object6" text:anchor-type="as-char" svg:y="-0.554cm" svg:width="2.161cm" svg:height="1.252cm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P77"/>
      <text:p text:style-name="P77"/>
      <text:list xml:id="list9049104016530740508" text:style-name="Numbering_20_1">
        <text:list-item>
          <text:p text:style-name="Heading">Convert the <text:span text:style-name="T12">training </text:span>face<text:span text:style-name="T12">s</text:span> <text:span text:style-name="T13">2D-matrix </text:span>into vector. <text:span text:style-name="T13">The matrix </text:span><text:span text:style-name="T13"><draw:frame draw:style-name="fr1" draw:name="Object5" text:anchor-type="as-char" svg:y="-0.249cm" svg:width="0.737cm" svg:height="0.57cm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13">will store these vectors.</text:span></text:p>
        </text:list-item>
      </text:list>
      <text:p text:style-name="P34"/>
      <text:p text:style-name="Text_20_body"><draw:frame draw:style-name="fr1" draw:name="Object4" text:anchor-type="as-char" svg:y="-1.385cm" svg:width="4.498cm" svg:height="2.999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list xml:id="list200940506565089" text:continue-numbering="true" text:style-name="Numbering_20_1">
        <text:list-item>
          <text:p text:style-name="Heading">Find <draw:frame draw:style-name="fr1" draw:name="Object7" text:anchor-type="as-char" svg:y="-0.25cm" svg:width="0.817cm" svg:height="0.573cm" draw:z-index="1"><draw:object xlink:href="./Object 7" xlink:type="simple" xlink:show="embed" xlink:actuate="onLoad"/><draw:image xlink:href="./ObjectReplacements/Object 7" xlink:type="simple" xlink:show="embed" xlink:actuate="onLoad"/></draw:frame>, the mean face from training dataset.</text:p>
        </text:list-item>
      </text:list>
      <text:p text:style-name="Text_20_body"/>
      <text:p text:style-name="Text_20_body"><draw:frame draw:style-name="fr1" draw:name="Object8" text:anchor-type="as-char" svg:y="-1.148cm" svg:width="10.65cm" svg:height="2.424cm" draw:z-index="2"><draw:object xlink:href="./Object 8" xlink:type="simple" xlink:show="embed" xlink:actuate="onLoad"/><draw:image xlink:href="./ObjectReplacements/Object 8" xlink:type="simple" xlink:show="embed" xlink:actuate="onLoad"/></draw:frame></text:p>
      <text:list xml:id="list200939272275996" text:continue-numbering="true" text:style-name="Numbering_20_1">
        <text:list-item>
          <text:p text:style-name="Heading"><text:soft-page-break/>Find <draw:frame draw:style-name="fr1" draw:name="Object11" text:anchor-type="as-char" svg:y="-0.249cm" svg:width="0.953cm" svg:height="0.767cm" draw:z-index="3"><draw:object xlink:href="./Object 11" xlink:type="simple" xlink:show="embed" xlink:actuate="onLoad"/><draw:image xlink:href="./ObjectReplacements/Object 11" xlink:type="simple" xlink:show="embed" xlink:actuate="onLoad"/></draw:frame>, the unique features of the training <text:span text:style-name="T19">faces.</text:span></text:p>
        </text:list-item>
      </text:list>
      <text:p text:style-name="Text_20_body"/>
      <text:p text:style-name="P30">Using the following equation to find the unique features:</text:p>
      <text:p text:style-name="P7"><draw:frame draw:style-name="fr1" draw:name="Object10" text:anchor-type="as-char" svg:y="-0.316cm" svg:width="2.404cm" svg:height="0.827cm" draw:z-index="33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p text:style-name="Text_20_body"><draw:frame draw:style-name="fr1" draw:name="Object12" text:anchor-type="as-char" svg:y="-2.946cm" svg:width="7.851cm" svg:height="6.059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p text:style-name="Text_20_body"/>
      <text:list xml:id="list200940460332459" text:continue-numbering="true" text:style-name="Numbering_20_1">
        <text:list-item>
          <text:p text:style-name="Heading">Construct <text:span text:style-name="T11">a Covariance </text:span>Matrix<draw:frame draw:style-name="fr1" draw:name="Object14" text:anchor-type="as-char" svg:y="-0.293cm" svg:width="0.714cm" svg:height="0.702cm" draw:z-index="34"><draw:object xlink:href="./Object 14" xlink:type="simple" xlink:show="embed" xlink:actuate="onLoad"/><draw:image xlink:href="./ObjectReplacements/Object 14" xlink:type="simple" xlink:show="embed" xlink:actuate="onLoad"/></draw:frame>with size<draw:frame draw:style-name="fr1" draw:name="Object43" text:anchor-type="as-char" svg:y="-0.293cm" svg:width="1.208cm" svg:height="0.702cm" draw:z-index="38"><draw:object xlink:href="./Object 44" xlink:type="simple" xlink:show="embed" xlink:actuate="onLoad"/><draw:image xlink:href="./ObjectReplacements/Object 44" xlink:type="simple" xlink:show="embed" xlink:actuate="onLoad"/></draw:frame>, where<draw:frame draw:style-name="fr1" draw:name="Object13" text:anchor-type="as-char" svg:y="-0.293cm" svg:width="0.714cm" svg:height="0.702cm" draw:z-index="40"><draw:object xlink:href="./Object 13" xlink:type="simple" xlink:show="embed" xlink:actuate="onLoad"/><draw:image xlink:href="./ObjectReplacements/Object 13" xlink:type="simple" xlink:show="embed" xlink:actuate="onLoad"/></draw:frame>is the total number of faces in training dataset.</text:p>
        </text:list-item>
      </text:list>
      <text:p text:style-name="Text_20_body"/>
      <text:p text:style-name="Text_20_body"><draw:frame draw:style-name="fr1" draw:name="Object16" text:anchor-type="as-char" svg:y="-2.073cm" svg:width="10.063cm" svg:height="4.228cm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200938824393549" text:continue-numbering="true" text:style-name="Numbering_20_1">
        <text:list-item>
          <text:p text:style-name="Heading"><text:soft-page-break/>Find eigenvalues of <text:span text:style-name="T2">the </text:span>Matrix<draw:frame draw:style-name="fr1" draw:name="Object15" text:anchor-type="as-char" svg:y="-0.293cm" svg:width="0.714cm" svg:height="0.702cm" draw:z-index="41"><draw:object xlink:href="./Object 15" xlink:type="simple" xlink:show="embed" xlink:actuate="onLoad"/><draw:image xlink:href="./ObjectReplacements/Object 15" xlink:type="simple" xlink:show="embed" xlink:actuate="onLoad"/></draw:frame>.</text:p>
        </text:list-item>
      </text:list>
      <text:p text:style-name="Text_20_body"/>
      <text:p text:style-name="P8"><draw:frame draw:style-name="fr1" draw:name="Object18" text:anchor-type="as-char" svg:y="-7.274cm" svg:width="10.199cm" svg:height="14.676cm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6" draw:style-name="gr1" draw:text-style-name="P83" svg:x1="2.855cm" svg:y1="-0.163cm" svg:x2="2.821cm" svg:y2="1.97cm"><text:p/></draw:line></text:p>
      <text:p text:style-name="P15"/>
      <text:p text:style-name="P15"><draw:frame text:anchor-type="paragraph" draw:z-index="5" draw:style-name="gr2" draw:text-style-name="P85" svg:width="4.049cm" svg:height="1.204cm" svg:x="5.345cm" svg:y="0.042cm"><draw:text-box><text:p text:style-name="P84"><text:span text:style-name="T25">Sort the eigenvalues in descending order</text:span></text:p></draw:text-box></draw:frame></text:p>
      <text:p text:style-name="P16"><draw:line text:anchor-type="paragraph" draw:z-index="0" draw:style-name="gr1" draw:text-style-name="P83" svg:x1="5.121cm" svg:y1="0.864cm" svg:x2="9.09cm" svg:y2="0.864cm"><text:p/></draw:line><draw:frame draw:style-name="fr1" draw:name="Object19" text:anchor-type="as-char" svg:y="-0.827cm" svg:width="3.722cm" svg:height="1.909cm" draw:z-index="43"><draw:object xlink:href="./Object 19" xlink:type="simple" xlink:show="embed" xlink:actuate="onLoad"/><draw:image xlink:href="./ObjectReplacements/Object 19" xlink:type="simple" xlink:show="embed" xlink:actuate="onLoad"/></draw:frame> <text:s text:c="21"/><draw:frame draw:style-name="fr1" draw:name="Object20" text:anchor-type="as-char" svg:y="-0.827cm" svg:width="3.722cm" svg:height="1.909cm" draw:z-index="44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32"/></text:p>
      <text:p text:style-name="P16"/>
      <text:p text:style-name="P16"/>
      <text:list xml:id="list200940240566688" text:continue-numbering="true" text:style-name="Numbering_20_1">
        <text:list-item>
          <text:p text:style-name="Heading"><text:soft-page-break/><text:span text:style-name="T4">Use Gaussian Elimination method to f</text:span>ind<draw:frame draw:style-name="fr1" draw:name="Object17" text:anchor-type="as-char" svg:y="-0.293cm" svg:width="0.725cm" svg:height="0.702cm" draw:z-index="45"><draw:object xlink:href="./Object 17" xlink:type="simple" xlink:show="embed" xlink:actuate="onLoad"/><draw:image xlink:href="./ObjectReplacements/Object 17" xlink:type="simple" xlink:show="embed" xlink:actuate="onLoad"/></draw:frame>, <text:span text:style-name="T4">the </text:span>eigenvectors of the Matrix<draw:frame draw:style-name="fr1" draw:name="Object44" text:anchor-type="as-char" svg:y="-0.293cm" svg:width="0.714cm" svg:height="0.702cm" draw:z-index="46"><draw:object xlink:href="./Object 45" xlink:type="simple" xlink:show="embed" xlink:actuate="onLoad"/><draw:image xlink:href="./ObjectReplacements/Object 45" xlink:type="simple" xlink:show="embed" xlink:actuate="onLoad"/></draw:frame>.</text:p>
        </text:list-item>
      </text:list>
      <text:p text:style-name="Text_20_body"/>
      <text:p text:style-name="P7"><draw:frame draw:style-name="fr1" draw:name="Object23" text:anchor-type="as-char" svg:y="-1.025cm" svg:width="7.936cm" svg:height="2.256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8"/>
      <text:p text:style-name="P10"><text:span text:style-name="T3">To find the eigenvectors, we need to solve</text:span><draw:frame draw:style-name="fr1" draw:name="Object24" text:anchor-type="as-char" svg:y="-0.293cm" svg:width="1.533cm" svg:height="0.702cm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4">Case 1:</text:span><draw:frame draw:style-name="fr1" draw:name="Object22" text:anchor-type="as-char" svg:y="-0.445cm" svg:width="2.593cm" svg:height="0.702cm" draw:z-index="9"><draw:object xlink:href="./Object 22" xlink:type="simple" xlink:show="embed" xlink:actuate="onLoad"/><draw:image xlink:href="./ObjectReplacements/Object 22" xlink:type="simple" xlink:show="embed" xlink:actuate="onLoad"/></draw:frame></text:p>
      <text:p text:style-name="P9"><draw:frame draw:style-name="fr1" draw:name="Object25" text:anchor-type="as-char" svg:y="-9.123cm" svg:width="12.434cm" svg:height="18.217cm" draw:z-index="49"><draw:object xlink:href="./Object 25" xlink:type="simple" xlink:show="embed" xlink:actuate="onLoad"/><draw:image xlink:href="./ObjectReplacements/Object 25" xlink:type="simple" xlink:show="embed" xlink:actuate="onLoad"/></draw:frame></text:p>
      <text:p text:style-name="P9"/>
      <text:p text:style-name="P9"/>
      <text:p text:style-name="P9"><text:soft-page-break/><draw:frame draw:style-name="fr1" draw:name="Object26" text:anchor-type="as-char" svg:y="-4.602cm" svg:width="5.525cm" svg:height="9.174cm" draw:z-index="10"><draw:object xlink:href="./Object 26" xlink:type="simple" xlink:show="embed" xlink:actuate="onLoad"/><draw:image xlink:href="./ObjectReplacements/Object 26" xlink:type="simple" xlink:show="embed" xlink:actuate="onLoad"/></draw:frame></text:p>
      <text:p text:style-name="P9"/>
      <text:p text:style-name="P18">Therefore, <text:span text:style-name="T14">the eigenvector for eigenvalue </text:span><text:span text:style-name="T14"><draw:frame draw:style-name="fr1" draw:name="Object21" text:anchor-type="as-char" svg:y="-0.295cm" svg:width="2.605cm" svg:height="0.704cm" draw:z-index="5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4">is </text:span><draw:frame draw:style-name="fr1" draw:name="Object28" text:anchor-type="as-char" svg:y="-0.937cm" svg:width="3.521cm" svg:height="1.725cm" draw:z-index="11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Text_20_body"><text:soft-page-break/>Case 2: <draw:frame draw:style-name="fr1" draw:name="Object29" text:anchor-type="as-char" svg:y="-0.445cm" svg:width="2.501cm" svg:height="0.704cm" draw:z-index="12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<draw:frame draw:style-name="fr1" draw:name="Object30" text:anchor-type="as-char" svg:y="-9.079cm" svg:width="12.305cm" svg:height="18.129cm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P20"/>
      <text:p text:style-name="P20"/>
      <text:p text:style-name="P20"/>
      <text:p text:style-name="P20"/>
      <text:p text:style-name="P11"><text:soft-page-break/><draw:frame draw:style-name="fr1" draw:name="Object31" text:anchor-type="as-char" svg:y="-4.602cm" svg:width="5.523cm" svg:height="9.174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"/>
      <text:p text:style-name="P19">Therefore, the eigenvector for eigenvalue<draw:frame draw:style-name="fr1" draw:name="Object32" text:anchor-type="as-char" svg:y="-0.445cm" svg:width="2.501cm" svg:height="0.704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1" draw:name="Object33" text:anchor-type="as-char" svg:y="-0.937cm" svg:width="3.519cm" svg:height="1.725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Case <text:span text:style-name="T6">3</text:span>: <draw:frame draw:style-name="fr1" draw:name="Object37" text:anchor-type="as-char" svg:y="-0.445cm" svg:width="1.229cm" svg:height="0.704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1"/>
      <text:p text:style-name="P22">Eigenvalue with value <text:span text:style-name="T15">0 or very near to 0</text:span> will produce a useless eigenvector, so this case is discarded.</text:p>
      <text:p text:style-name="P22"/>
      <text:p text:style-name="P23">Therefore, the eigenvector of Matrix <draw:frame draw:style-name="fr1" draw:name="Object38" text:anchor-type="as-char" svg:y="-0.445cm" svg:width="0.716cm" svg:height="0.704cm" draw:z-index="22"><draw:object xlink:href="./Object 38" xlink:type="simple" xlink:show="embed" xlink:actuate="onLoad"/><draw:image xlink:href="./ObjectReplacements/Object 38" xlink:type="simple" xlink:show="embed" xlink:actuate="onLoad"/></draw:frame>is: <draw:frame draw:style-name="fr1" draw:name="Object39" text:anchor-type="as-char" svg:y="-0.937cm" svg:width="5.406cm" svg:height="1.725cm" draw:z-index="23"><draw:object xlink:href="./Object 39" xlink:type="simple" xlink:show="embed" xlink:actuate="onLoad"/><draw:image xlink:href="./ObjectReplacements/Object 39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0940291202874" text:continue-numbering="true" text:style-name="Numbering_20_1">
        <text:list-item>
          <text:p text:style-name="Heading"><text:soft-page-break/>Find the Eigenface,<draw:frame draw:style-name="fr1" draw:name="Object42" text:anchor-type="as-char" svg:y="-0.445cm" svg:width="0.716cm" svg:height="0.704cm" draw:z-index="26"><draw:object xlink:href="./Object 42" xlink:type="simple" xlink:show="embed" xlink:actuate="onLoad"/><draw:image xlink:href="./ObjectReplacements/Object 42" xlink:type="simple" xlink:show="embed" xlink:actuate="onLoad"/></draw:frame>.</text:p>
        </text:list-item>
      </text:list>
      <text:p text:style-name="P31"/>
      <text:p text:style-name="P24">Us<text:span text:style-name="T17">ing</text:span> the following equation to find the Eigenface:</text:p>
      <text:p text:style-name="P62"><draw:frame draw:style-name="fr1" draw:name="Object46" text:anchor-type="as-char" svg:y="-0.827cm" svg:width="2.977cm" svg:height="1.425cm" draw:z-index="27"><draw:object xlink:href="./Object 46" xlink:type="simple" xlink:show="embed" xlink:actuate="onLoad"/><draw:image xlink:href="./ObjectReplacements/Object 46" xlink:type="simple" xlink:show="embed" xlink:actuate="onLoad"/></draw:frame> , where<draw:frame draw:style-name="fr2" draw:name="Object27" text:anchor-type="as-char" svg:y="-0.445cm" svg:width="1.326cm" svg:height="0.704cm" draw:z-index="51"><draw:object xlink:href="./Object 27" xlink:type="simple" xlink:show="embed" xlink:actuate="onLoad"/><draw:image xlink:href="./ObjectReplacements/Object 27" xlink:type="simple" xlink:show="embed" xlink:actuate="onLoad"/></draw:frame>, <text:span text:style-name="T16">the number of training faces.</text:span></text:p>
      <text:p text:style-name="P24"/>
      <text:p text:style-name="P24"><draw:frame draw:style-name="fr1" draw:name="Object47" text:anchor-type="as-char" svg:y="-3.526cm" svg:width="10.712cm" svg:height="6.95cm" draw:z-index="28"><draw:object xlink:href="./Object 47" xlink:type="simple" xlink:show="embed" xlink:actuate="onLoad"/><draw:image xlink:href="./ObjectReplacements/Object 47" xlink:type="simple" xlink:show="embed" xlink:actuate="onLoad"/></draw:frame></text:p>
      <text:p text:style-name="P24"><draw:frame draw:style-name="fr1" draw:name="Object48" text:anchor-type="as-char" svg:y="-3.526cm" svg:width="10.709cm" svg:height="6.95cm" draw:z-index="2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5">Therefore, <draw:frame draw:style-name="fr1" draw:name="Object49" text:anchor-type="as-char" svg:y="-1.238cm" svg:width="5.034cm" svg:height="2.529cm" draw:z-index="30"><draw:object xlink:href="./Object 49" xlink:type="simple" xlink:show="embed" xlink:actuate="onLoad"/><draw:image xlink:href="./ObjectReplacements/Object 49" xlink:type="simple" xlink:show="embed" xlink:actuate="onLoad"/></draw:frame></text:p>
      <text:list xml:id="list200939142845098" text:continue-numbering="true" text:style-name="Numbering_20_1">
        <text:list-item>
          <text:p text:style-name="Heading"><text:soft-page-break/>Find training weights <draw:frame draw:style-name="fr1" draw:name="Object50" text:anchor-type="as-char" svg:y="-0.407cm" svg:width="0.944cm" svg:height="0.773cm" draw:z-index="31"><draw:object xlink:href="./Object 50" xlink:type="simple" xlink:show="embed" xlink:actuate="onLoad"/><draw:image xlink:href="./ObjectReplacements/Object 50" xlink:type="simple" xlink:show="embed" xlink:actuate="onLoad"/></draw:frame>.</text:p>
        </text:list-item>
      </text:list>
      <text:p text:style-name="P26"/>
      <text:p text:style-name="P27">Using the following equation<text:span text:style-name="T10">s</text:span> to find the weight:</text:p>
      <text:p text:style-name="P63"><draw:frame draw:style-name="fr1" draw:name="Object53" text:anchor-type="as-char" svg:y="-0.575cm" svg:width="6.923cm" svg:height="0.942cm" draw:z-index="52"><draw:object xlink:href="./Object 53" xlink:type="simple" xlink:show="embed" xlink:actuate="onLoad"/><draw:image xlink:href="./ObjectReplacements/Object 53" xlink:type="simple" xlink:show="embed" xlink:actuate="onLoad"/></draw:frame> , </text:p>
      <text:p text:style-name="P63"><text:span text:style-name="T9">where </text:span><text:span text:style-name="T9"><draw:frame draw:style-name="fr1" draw:name="Object54" text:anchor-type="as-char" svg:y="-0.445cm" svg:width="0.716cm" svg:height="0.704cm" draw:z-index="39"><draw:object xlink:href="./Object 54" xlink:type="simple" xlink:show="embed" xlink:actuate="onLoad"/><draw:image xlink:href="./ObjectReplacements/Object 54" xlink:type="simple" xlink:show="embed" xlink:actuate="onLoad"/></draw:frame></text:span><text:span text:style-name="T9">number of faces in the training dataset.</text:span></text:p>
      <text:p text:style-name="P63"/>
      <text:p text:style-name="P53"><draw:frame draw:style-name="fr1" draw:name="Object51" text:anchor-type="as-char" svg:y="-0.575cm" svg:width="3.291cm" svg:height="0.942cm" draw:z-index="53"><draw:object xlink:href="./Object 51" xlink:type="simple" xlink:show="embed" xlink:actuate="onLoad"/><draw:image xlink:href="./ObjectReplacements/Object 51" xlink:type="simple" xlink:show="embed" xlink:actuate="onLoad"/></draw:frame> ,</text:p>
      <text:p text:style-name="P53"><text:span text:style-name="T8">where </text:span><text:span text:style-name="T8"><draw:frame draw:style-name="fr1" draw:name="Object52" text:anchor-type="as-char" svg:y="-0.4cm" svg:width="0.737cm" svg:height="0.57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8">is a face vector from training dataset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Find the weights for training face 1:</text:p>
      <text:p text:style-name="P28"/>
      <text:p text:style-name="P12"><draw:frame draw:style-name="fr1" draw:name="Object55" text:anchor-type="as-char" svg:y="-6.401cm" svg:width="12.527cm" svg:height="12.515cm" draw:z-index="32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/>
      <text:p text:style-name="P32">Therefore,</text:p>
      <text:p text:style-name="P12"><draw:frame draw:style-name="fr1" draw:name="Object40" text:anchor-type="as-char" svg:y="-0.577cm" svg:width="6.299cm" svg:height="0.942cm" draw:z-index="35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Find the weights for training face 2:</text:p>
      <text:p text:style-name="P29"/>
      <text:p text:style-name="P13"><draw:frame draw:style-name="fr1" draw:name="Object9" text:anchor-type="as-char" svg:y="-6.401cm" svg:width="12.527cm" svg:height="12.515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/>
      <text:p text:style-name="P33">Therefore,</text:p>
      <text:p text:style-name="P13"><draw:frame draw:style-name="fr1" draw:name="Object41" text:anchor-type="as-char" svg:y="-0.577cm" svg:width="5.876cm" svg:height="0.942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6"><text:soft-page-break/>Find the weights for training face <text:span text:style-name="T18">3</text:span>:</text:p>
      <text:p text:style-name="P66"/>
      <text:p text:style-name="P56"><draw:frame draw:style-name="fr1" draw:name="Object35" text:anchor-type="as-char" svg:y="-6.401cm" svg:width="12.527cm" svg:height="12.515cm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6"/>
      <text:p text:style-name="P67">Therefore,</text:p>
      <text:p text:style-name="P56"><draw:frame draw:style-name="fr1" draw:name="Object34" text:anchor-type="as-char" svg:y="-0.577cm" svg:width="5.787cm" svg:height="0.942cm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6"/>
      <text:p text:style-name="P69">Thus, the weight for training faces in the training dataset is:</text:p>
      <text:p text:style-name="P69"><draw:frame draw:style-name="fr2" draw:name="Object36" text:anchor-type="as-char" svg:y="-0.706cm" svg:width="7.849cm" svg:height="1.252cm" draw:z-index="56"><draw:object xlink:href="./Object 36" xlink:type="simple" xlink:show="embed" xlink:actuate="onLoad"/><draw:image xlink:href="./ObjectReplacements/Object 36" xlink:type="simple" xlink:show="embed" xlink:actuate="onLoad"/></draw:frame></text:p>
      <text:p text:style-name="P69"/>
      <text:p text:style-name="P69"/>
      <text:p text:style-name="P69"/>
      <text:p text:style-name="P69"/>
      <text:list xml:id="list200939723768060" text:continue-numbering="true" text:style-name="Numbering_20_1">
        <text:list-item>
          <text:p text:style-name="P43"><text:soft-page-break/>Find the weight of unknown face from the training dataset.</text:p>
        </text:list-item>
      </text:list>
      <text:p text:style-name="P71"/>
      <text:p text:style-name="P71"><draw:frame draw:style-name="fr1" draw:name="Object45" text:anchor-type="as-char" svg:y="-6.401cm" svg:width="12.527cm" svg:height="12.515cm" draw:z-index="5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68">Therefore,</text:p>
      <text:p text:style-name="P57"><draw:frame draw:style-name="fr1" draw:name="Object57" text:anchor-type="as-char" svg:y="-0.577cm" svg:width="5.876cm" svg:height="0.834cm" draw:z-index="59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57"/>
      <text:p text:style-name="P70">Thus, the weight for <text:span text:style-name="T20">unknown</text:span> face in the <text:span text:style-name="T20">test</text:span> dataset is:</text:p>
      <text:p text:style-name="P70"><draw:frame draw:style-name="fr2" draw:name="Object56" text:anchor-type="as-char" svg:y="-0.706cm" svg:width="3.397cm" svg:height="1.252cm" draw:z-index="5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70"/>
      <text:p text:style-name="P70"/>
      <text:p text:style-name="P70"/>
      <text:p text:style-name="P70"/>
      <text:p text:style-name="P70"/>
      <text:list xml:id="list200940456345520" text:continue-numbering="true" text:style-name="Numbering_20_1">
        <text:list-item>
          <text:p text:style-name="P44"><text:soft-page-break/>Recognize the unknown face from the test dataset.</text:p>
        </text:list-item>
      </text:list>
      <text:p text:style-name="P72"/>
      <text:p text:style-name="P73">To recognize an unknown face, we need to find the Euclidean Distance between training weights and unknown face weight.</text:p>
      <text:p text:style-name="P73"/>
      <text:p text:style-name="P73">Using the following Euclidean Distance equation:</text:p>
      <text:p text:style-name="P74"><draw:frame draw:style-name="fr2" draw:name="Object58" text:anchor-type="as-char" svg:y="-0.577cm" svg:width="3.399cm" svg:height="0.942cm" draw:z-index="60"><draw:object xlink:href="./Object 58" xlink:type="simple" xlink:show="embed" xlink:actuate="onLoad"/><draw:image xlink:href="./ObjectReplacements/Object 58" xlink:type="simple" xlink:show="embed" xlink:actuate="onLoad"/></draw:frame></text:p>
      <text:p text:style-name="P75"/>
      <text:p text:style-name="P75"><draw:frame draw:style-name="fr2" draw:name="Object59" text:anchor-type="as-char" svg:y="-7.625cm" svg:width="7.433cm" svg:height="15.155cm" draw:z-index="61"><draw:object xlink:href="./Object 59" xlink:type="simple" xlink:show="embed" xlink:actuate="onLoad"/><draw:image xlink:href="./ObjectReplacements/Object 59" xlink:type="simple" xlink:show="embed" xlink:actuate="onLoad"/></draw:frame></text:p>
      <text:p text:style-name="P76">Therefore, the unknown face belongs to face 2.</text:p>
      <text:p text:style-name="P76"/>
      <text:p text:style-name="P41"><text:soft-page-break/>References</text:p>
      <text:p text:style-name="P80"/>
      <text:p text:style-name="P80">[1] Eigenfaces for recognition - Turk, Pentland - 19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" style:family="paragraph" style:parent-style-name="Standard" style:next-style-name="Text_20_body" style:list-style-name="Numbering_20_1" style:class="text">
      <loext:graphic-properties draw:fill-image-width="0cm" draw:fill-image-height="0cm"/>
      <style:paragraph-properties fo:margin-top="0.423cm" fo:margin-bottom="0.212cm" loext:contextual-spacing="false" fo:keep-with-next="always" text:number-lines="false" text:line-number="0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/>
      <style:text-properties style:font-name="Liberation Mono" fo:font-family="'Liberation Mono'" style:font-style-name="Regular" style:font-family-generic="modern" style:font-pitch="fixed" fo:font-size="10pt" fo:language="en" fo:country="GB" fo:font-weight="normal" fo:background-color="transparent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1cm" fo:margin-right="0cm" fo:text-indent="0cm" style:auto-text-indent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author_5f_info" style:display-name="author_info" style:family="paragraph" style:parent-style-name="Standard" style:master-page-name="">
      <style:paragraph-properties fo:margin-top="0cm" fo:margin-bottom="0.199cm" loext:contextual-spacing="false" fo:line-height="100%" style:page-number="auto" style:shadow="none">
        <style:tab-stops/>
      </style:paragraph-properties>
      <style:text-properties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space" fo:text-indent="-1.7cm" fo:margin-left="1.7cm"/>
        </style:list-level-properties>
      </text:list-level-style-number>
      <text:list-level-style-number text:level="2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join-border="false"/>
      <style:text-properties officeooo:paragraph-rsid="02a4e925"/>
    </style:style>
    <style:style style:name="MP2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2a35ba0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ace Recognition using Eigenface, A Simple Example <text:span text:style-name="MT1">[Draft v0.9.0]</text:span></text:p>
      </style:header>
      <style:footer>
        <text:p text:style-name="MP2"/>
        <text:p text:style-name="MP3"/>
        <text:p text:style-name="MP3"><text:page-number text:select-page="current">18</text:page-number> / <text:page-count>1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4T20:09:38.356464092</dc:date>
    <meta:editing-duration>P1DT17H36M43S</meta:editing-duration>
    <meta:editing-cycles>672</meta:editing-cycles>
    <meta:generator>LibreOffice/5.0.5.2$FreeBSD_X86_64 LibreOffice_project/00m0$Build-2</meta:generator>
    <meta:document-statistic meta:table-count="5" meta:image-count="0" meta:object-count="59" meta:page-count="18" meta:paragraph-count="92" meta:word-count="389" meta:character-count="2369" meta:non-whitespace-character-count="1987"/>
  </office:meta>
</office:document-meta>
</file>

<file path=Object 1/content.xml><?xml version="1.0" encoding="utf-8"?>
<math xmlns="http://www.w3.org/1998/Math/MathML" display="block">
  <semantics>
    <mrow>
      <msub>
        <mi mathvariant="normal">T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T_1 = left [ matrix{3 # 1 ## 9 # 5} right ]</annotation>
  </semantics>
</math>
</file>

<file path=Object 10/content.xml><?xml version="1.0" encoding="utf-8"?>
<math xmlns="http://www.w3.org/1998/Math/MathML" display="block">
  <semantics>
    <mrow>
      <msub>
        <mi mathvariant="normal">Φ</mi>
        <mi>i</mi>
      </msub>
      <mrow>
        <mtext> </mtext>
        <mo stretchy="false">=</mo>
        <mtext> </mtext>
      </mrow>
      <mrow>
        <msub>
          <mi mathvariant="normal">Γ</mi>
          <mi>i</mi>
        </msub>
        <mo stretchy="false">−</mo>
        <mi mathvariant="normal">Ψ</mi>
      </mrow>
    </mrow>
    <annotation encoding="StarMath 5.0">%PHI_i " " = " " %GAMMA_i - %PSI</annotation>
  </semantics>
</math>
</file>

<file path=Object 11/content.xml><?xml version="1.0" encoding="utf-8"?>
<math xmlns="http://www.w3.org/1998/Math/MathML" display="block">
  <semantics>
    <msub>
      <mi mathvariant="normal">Φ</mi>
      <mi mathvariant="normal">i</mi>
    </msub>
    <annotation encoding="StarMath 5.0">%PHI_i</annotation>
  </semantics>
</math>
</file>

<file path=Object 12/content.xml><?xml version="1.0" encoding="utf-8"?>
<math xmlns="http://www.w3.org/1998/Math/MathML" display="block">
  <semantics>
    <mtable>
      <mtr>
        <mtd>
          <msub>
            <mi mathvariant="normal">Φ</mi>
            <mn>1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1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9</mn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2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2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2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3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3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7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
    %PHI_1 #{}={}# "" %GAMMA_1 - %PSI
    " " = " "
        left[ matrix{ 3 ## 1 ## 9 ## 5 } right] -
        left[ matrix{ 4 ## 2 ## 19/3 ## 10/3 } right]
    " " = " "
        left[ matrix{ -1 ## -1 ## 8/3 ## 5/3 } right] ##

    %PHI_2 #{}={}# "" %GAMMA_2 - %PSI
    " " = " "
        left[ matrix{ 2 ## 1 ## 5 ## 2 } right] -
        left[ matrix{ 4 ## 2 ## 19/3 ## 10/3 } right]
    " " = " "
        left[ matrix{ -2 ## -1 ## -4/3 ## -4/3 } right] ##

    %PHI_3 #{}={}# "" %GAMMA_3 - %PSI
    " " = " "
        left[ matrix{ 7 ## 4 ## 5 ## 3 } right] -
        left[ matrix{ 4 ## 2 ## 19/3 ## 10/3 } right]
    " " = " "
        left[ matrix{ 3 ## 2 ## -4/3 ## -1/3 } right]

}</annotation>
  </semantics>
</math>
</file>

<file path=Object 13/content.xml><?xml version="1.0" encoding="utf-8"?>
<math xmlns="http://www.w3.org/1998/Math/MathML" display="block">
  <semantics>
    <mi mathvariant="normal">M</mi>
    <annotation encoding="StarMath 5.0">M</annotation>
  </semantics>
</math>
</file>

<file path=Object 14/content.xml><?xml version="1.0" encoding="utf-8"?>
<math xmlns="http://www.w3.org/1998/Math/MathML" display="block">
  <semantics>
    <mi mathvariant="normal">L</mi>
    <annotation encoding="StarMath 5.0">L</annotation>
  </semantics>
</math>
</file>

<file path=Object 15/content.xml><?xml version="1.0" encoding="utf-8"?>
<math xmlns="http://www.w3.org/1998/Math/MathML" display="block">
  <semantics>
    <mi mathvariant="normal">L</mi>
    <annotation encoding="StarMath 5.0">L</annotation>
  </semantics>
</math>
</file>

<file path=Object 16/content.xml><?xml version="1.0" encoding="utf-8"?>
<math xmlns="http://www.w3.org/1998/Math/MathML" display="block">
  <semantics>
    <mtable>
      <mtr>
        <mtd>
          <mi mathvariant="normal">L</mi>
        </mtd>
        <mtd>
          <mrow>
            <mrow/>
            <mo stretchy="false">=</mo>
            <mrow/>
          </mrow>
        </mtd>
        <mtd>
          <mrow>
            <mtext/>
            <msup>
              <mi mathvariant="normal">Φ</mi>
              <mi mathvariant="normal">T</mi>
            </msup>
            <mi mathvariant="normal">Φ</mi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L  #{}={}# "" %PHI^T %PHI ##
    
    "" #{}={}# ""
        left[ matrix{ -1#-1#8/3#5/3 ## -2#-1#-4/3#-4/3 ## 3#2#-4/3#-1/3 } right]
        left[ matrix{ -1#-2#3 ## -1#-1#2 ## 8/3#-4/3#-4/3 ## 5/3#-4/3#-1/3} right] ##
    
    "" #{}={}#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 mathvariant="normal">v</mi>
    <annotation encoding="StarMath 5.0">v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i mathvariant="normal">I</mi>
                    <mo stretchy="false">−</mo>
                    <mi mathvariant="normal">L</mi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n>94</mn>
                    </mrow>
                    <mrow>
                      <mi mathvariant="normal">λ</mi>
                      <mo stretchy="false">−</mo>
                      <mrow>
                        <mn>107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22577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106</mn>
                        <mo stretchy="false">/</mo>
                        <mn>3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30191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  <mrow>
              <mn>6724</mn>
              <mo stretchy="false">/</mo>
              <mn>81</mn>
            </mrow>
            <mrow>
              <mi mathvariant="normal">λ</mi>
              <mo stretchy="false">−</mo>
              <mrow/>
            </mrow>
          </mrow>
        </mtd>
      </mtr>
      <mtr>
        <mtd>
          <mrow>
            <mtext/>
            <mrow>
              <mrow>
                <mn>10058</mn>
                <mo stretchy="false">/</mo>
                <mn>9</mn>
              </mrow>
              <mo stretchy="false">+</mo>
              <mrow>
                <mn>2350</mn>
                <mo stretchy="false">/</mo>
                <mn>9</mn>
              </mrow>
              <mo stretchy="false">+</mo>
              <mrow>
                <mn>7708</mn>
                <mo stretchy="false">/</mo>
                <mn>9</mn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  <mrow>
              <mtext> </mtext>
              <mo stretchy="false">=</mo>
              <mtext> </mtext>
            </mrow>
            <mn>0</mn>
          </mrow>
        </mtd>
      </mtr>
    </mtable>
    <annotation encoding="StarMath 5.0">alignl matrix{

    "" det left ( %lambda I - L right ) " " = " " 0 ##
    " "##
    
    "" det left( 
        %lambda left[ matrix{1#0#0 ## 0#1#0 ## 0#0#1 } right] -
        left[ matrix{ 107/9#-25/9#-82/9 ## -25/9#77/9#-52/9 ## -82/9#-52/9#134/9} right]
    right) " " = " " 0 ##
    " "##

    "" det left( left[
        matrix{ %lambda-107/9 # 25/9         # 82/9 ##
                25/9          # %lambda-77/9 # 52/9 ##
                82/9          # 52/9         # %lambda-134/9 }
    right] right) " " = " " 0 ##
    " "##

    "" (%lambda-107/9)[ (%lambda-77/9)(%lambda-134/9)-(52/9)(52/9) ] - {}##
    "" 25/9[ (25/9)(%lambda-134/9)-(52/9)(82/9) ] + {}##
    "" 82/9[ (25/9)(52/9)-(%lambda-77/9)(82/9) ] " " = " " 0 ##
    " "##

    "" (%lambda-107/9)[ %lambda^2 - 211/9 %lambda + 94] - {}##
    "" 25/9[ 25/9 %lambda - 94 ] + {}##
    "" 82/9[ -82/9 %lambda + 94 ] " " = " " 0 ##
    " "##
        
    "" ( %lambda^3 - 211/9%lambda^2 + 94%lambda - 107/9%lambda^2 +
           22577/81 %lambda - 10058/9 ) - {}##
    "" ( 625/81%lambda - 2350/9 ) + {}##
    "" ( -6724/81%lambda + 7708/9 ) " " = " " 0 ##
    " "##

    "" ( %lambda^3 - 106/3%lambda^2 + 30191/81%lambda - 10058/9 ) - {}##
    "" ( 625/81%lambda - 2350/9 ) + {}##
    "" ( -6724/81%lambda + 7708/9 ) " " = " " 0 ##
    " "##

    "" %lambda^3 - 106/3%lambda^2 + 30191/81%lambda - 625/81%lambda -
    "" 6724/81%lambda - {}##
    "" 10058/9 + 2350/9 + 7708/9 " " = " " 0 ##
    " "##

    "" %lambda^3 - 106/3%lambda^2 + 282%lambda + 0 " " = " "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normal">T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T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2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3/content.xml><?xml version="1.0" encoding="utf-8"?>
<math xmlns="http://www.w3.org/1998/Math/MathML" display="block">
  <semantics>
    <mtable>
      <mtr>
        <mtd>
          <mi mathvariant="normal">B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row>
                          <mi mathvariant="normal">I</mi>
                          <mo stretchy="false">−</mo>
                          <mi mathvariant="normal">L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o stretchy="false">−</mo>
                        <mrow>
                          <mn>107</mn>
                          <mo stretchy="false">/</mo>
                          <mn>9</mn>
                        </mrow>
                      </mrow>
                    </mtd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n>8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77</mn>
                          <mo stretchy="false">/</mo>
                          <mn>9</mn>
                        </mrow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82</mn>
                        <mo stretchy="false">/</mo>
                        <mn>9</mn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134</mn>
                          <mo stretchy="false">/</mo>
                          <mn>9</mn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B  #{}={}# " " left [ matrix{ %lambda I - L } right ] ##
    "" #{}={}# " " left[ matrix{
        %lambda - 107/9 # 25/9 # 82/9 ##
        25/9 # %lambda-77/9 # 52/9 ##
        82/9 # 52/9 # %lambda-134/9
    } right]
}</annotation>
  </semantics>
</math>
</file>

<file path=Object 24/content.xml><?xml version="1.0" encoding="utf-8"?>
<math xmlns="http://www.w3.org/1998/Math/MathML" display="block">
  <semantics>
    <mrow>
      <mi>Bx</mi>
      <mrow>
        <mtext/>
        <mo stretchy="false">=</mo>
        <mtext/>
      </mrow>
      <mn>0</mn>
    </mrow>
    <annotation encoding="StarMath 5.0">Bx "" = "" 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row>
                  <mtext/>
                  <mi>Bx</mi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    "" Bx #{}={}# 0 ##

    ""left [ matrix{
      %lambda - 107/9 # 25/9 # 82/9 ##
      25/9 # %lambda-77/9 # 52/9 ##
      82/9 # 52/9 # %lambda-134/9
    } right]
    left[ matrix{ x_1 ## x_2 ## x_3 } right] #{}={}#
    left[ matrix{0 ## 0 ## 0} right] ##

    "" left [ matrix{
        23.1540-107/9 # 25/9 # 82/9 ##
        25/9 # 23.1540-77/9 # 52/9 ##
        82/9 # 52/9 # 23.1540-134/9
    } right]
    left[ matrix{ x_1 ## x_2 ## x_3 } right] #{}={}#
    left[ matrix{0 ## 0 ## 0} right] ##

    "" left [ matrix{
        11.2651 # 25/9 # 82/9 ##
        25/9 # 14.5984 # 52/9 ##
        82/9 # 52/9 # 8.2651
    } right]
    left[ matrix{ x_1 ## x_2 ## x_3 } right] #{}={}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+</mo>
                    <mn>0.7462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0.2538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7462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2538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1</mn>
                  </mfrac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+ 0.7462x_3 #{}={}# 0 ##
    x_2 + 0.2538x_3 #{}={}# 0 ##
    x_3  #{}={}# 1
}

newline newline 

alignl matrix{
    x_1 # {}={} # -0.7462( 1 ) ##
    x_2 # {}={} # -0.2538( 1 ) ##
    x_3 # {}={} # 1
}

newline newline

matrix{
    v_1 #{}={}# "" 1 over{ max abs{ x_1 , x_2 , x_3 } }
    left [ matrix{ x_1 ## x_2 ## x_3 } right ] ##

    ""  #{}={}# "" 1 over{ 1 }
    left [ matrix{ -0.7462 ## -0.2538 ## 1 } right ] ##

    ""  #{}={}# "" left [ matrix{ -0.7462 ## -0.2538 ## 1 } right ]
}</annotation>
  </semantics>
</math>
</file>

<file path=Object 27/content.xml><?xml version="1.0" encoding="utf-8"?>
<math xmlns="http://www.w3.org/1998/Math/MathML" display="block">
  <semantics>
    <mrow>
      <mi mathvariant="normal">M</mi>
      <mrow>
        <mtext/>
        <mo stretchy="false">=</mo>
        <mtext/>
      </mrow>
      <mn>3</mn>
    </mrow>
    <annotation encoding="StarMath 5.0">M "" = "" 3</annotation>
  </semantics>
</math>
</file>

<file path=Object 28/content.xml><?xml version="1.0" encoding="utf-8"?>
<math xmlns="http://www.w3.org/1998/Math/MathML" display="block">
  <semantics>
    <mrow>
      <msub>
        <mi mathvariant="normal">v</mi>
        <mn>1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</mtr>
            <mtr>
              <mtd>
                <mrow>
                  <mo stretchy="false">−</mo>
                  <mn>0.2538</mn>
                </mrow>
              </mtd>
            </mtr>
            <mtr>
              <mtd>
                <mn>1.0000</mn>
              </mtd>
            </mtr>
          </mtable>
        </mrow>
        <mo fence="true" stretchy="true">]</mo>
      </mrow>
    </mrow>
    <annotation encoding="StarMath 5.0">v_1 " " = " "
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normal">T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T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−</mo>
                    <mn>2.5456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3.5461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n>2.5456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3.546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3.5461</mn>
                  </mfrac>
                  <mrow>
                    <mo fence="true" stretchy="true">[</mo>
                    <mrow>
                      <mtable>
                        <mtr>
                          <mtd>
                            <mn>2.5456</mn>
                          </mtd>
                        </mtr>
                        <mtr>
                          <mtd>
                            <mrow>
                              <mo stretchy="false">−</mo>
                              <mn>3.5461</mn>
                            </mrow>
                          </mtd>
                        </mtr>
                        <mtr>
                          <mtd>
                            <mn>1.000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0.7179</mn>
                          </mtd>
                        </mtr>
                        <mtr>
                          <mtd>
                            <mrow>
                              <mo stretchy="false">−</mo>
                              <mn>1.0000</mn>
                            </mrow>
                          </mtd>
                        </mtr>
                        <mtr>
                          <mtd>
                            <mn>0.282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- 2.5456x_3 # {}={} # 0 ##
    x_2 + 3.5461x_3 # {}={} # 0 ##
    x_3 # {}={} # 1
}

newline newline

alignl matrix{
    x_1 #{}={}# 2.5456( 1 ) ##
    x_2 #{}={}# -3.5461( 1 ) ##
    x_3 #{}={}# 1
}

newline newline

matrix{
    v_2 #{}={}# "" 1 over{ max abs{ x_1 , x_2 , x_3 } }
    left [ matrix{ x_1 ## x_2 ## x_3 } right ] ##

    ""  #{}={}# "" 1 over{ 3.5461 }
    left[ matrix {
        2.5456 ## -3.5461 ## 1.0000
    } right] ##

    ""  #{}={}# ""
    left [ matrix{ 0.7179 ## -1.0000 ## 0.2820 } right ]    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sub>
        <mi mathvariant="normal">v</mi>
        <mn>2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n>0.7179</mn>
              </mtd>
            </mtr>
            <mtr>
              <mtd>
                <mrow>
                  <mo stretchy="false">−</mo>
                  <mn>1.0000</mn>
                </mrow>
              </mtd>
            </mtr>
            <mtr>
              <mtd>
                <mn>0.2820</mn>
              </mtd>
            </mtr>
          </mtable>
        </mrow>
        <mo fence="true" stretchy="true">]</mo>
      </mrow>
    </mrow>
    <annotation encoding="StarMath 5.0">v_2 " " = " "
left[ matrix {
    0.7179 ## -1.0000 ## 0.2820
} right]</annotation>
  </semantics>
</math>
</file>

<file path=Object 34/content.xml><?xml version="1.0" encoding="utf-8"?>
<math xmlns="http://www.w3.org/1998/Math/MathML" display="block">
  <semantics>
    <mrow>
      <msubsup>
        <mi mathvariant="normal">Ω</mi>
        <mn>3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n>23.1540</mn>
                  <mi mathvariant="normal">,</mi>
                </mrow>
              </mtd>
              <mtd>
                <mn>12.7174</mn>
              </mtd>
            </mtr>
          </mtable>
        </mrow>
        <mo fence="true" stretchy="false">]</mo>
      </mrow>
    </mrow>
    <annotation encoding="StarMath 5.0">%OMEGA^T_3 " " = " " [ matrix{ 23.1540 ,# 12.7174 } ]</annotation>
  </semantics>
</math>
</file>

<file path=Object 35/content.xml><?xml version="1.0" encoding="utf-8"?>
<math xmlns="http://www.w3.org/1998/Math/MathML" display="block">
  <semantics>
    <mtable>
      <mtr>
        <mtd>
          <msubsup>
            <mi mathvariant="normal">Ω</mi>
            <mn>3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n>23.1540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2.7174</mn>
        </mtd>
      </mtr>
    </mtable>
    <annotation encoding="StarMath 5.0">alignl matrix{

    %OMEGA^T_3 #{}={}#"" [ matrix{ w_1 ,# w_2 } ] ##
    
    " "#" "#" "##
    
    w_1        #{}={}#"" u^T_1 ( %GAMMA_3 - %PSI ) ##
    
    ""         #{}={}#"" left [ matrix{ 4.2538 ,# 3.0000 ,# -2.9848 ,# -1.2386 } right]
        " " left (
            left [ matrix{ 7 ## 4 ## 5    ## 3    } right ] -
            left [ matrix{ 4 ## 2 ## 19/3 ## 10/3 } right ]
        right ) ##

    ""         #{}={}#"" left [ matrix{ 4.2538 ,# 3.0000 ,# -2.9848 ,# -1.2386 } right]
        " " left (
            left [ matrix{ 3 ## 2 ## -4/3 ## -1/3 } right ]
        right ) ##

    ""         #{}={}#"" 23.1540 ##

    " "#" "#" "##

    w_2        #{}={}#"" u^T_2 ( %GAMMA_3 - %PSI ) ##
    
    ""         #{}={}#"" left [ matrix{ 2.1281 ,# 0.8461 ,# -2.8717 ,# -2.4358 } right]
        " " left (
            left [ matrix{ 7 ## 4 ## 5    ## 3    } right ] -
            left [ matrix{ 4 ## 2 ## 19/3 ## 10/3 } right ]
        right ) ##

    ""         #{}={}#"" left [ matrix{ 2.1281 ,# 0.8461 ,# -2.8717 ,# -2.4358 } right]
        " " left (
            left [ matrix{ 3 ## 2 ## -4/3 ## -1/3 } right ]
        right ) ##

    ""         #{}={}# 12.7174

}</annotation>
  </semantics>
</math>
</file>

<file path=Object 36/content.xml><?xml version="1.0" encoding="utf-8"?>
<math xmlns="http://www.w3.org/1998/Math/MathML" display="block">
  <semantics>
    <mrow>
      <msub>
        <mi mathvariant="normal">Ω</mi>
        <mi mathvariant="normal">k</mi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17.2778</mn>
                </mrow>
              </mtd>
              <mtd>
                <mrow>
                  <mo stretchy="false">−</mo>
                  <mn>5.8764</mn>
                </mrow>
              </mtd>
              <mtd>
                <mn>23.1540</mn>
              </mtd>
            </mtr>
            <mtr>
              <mtd>
                <mrow>
                  <mo stretchy="false">−</mo>
                  <mn>14.6918</mn>
                </mrow>
              </mtd>
              <mtd>
                <mrow>
                  <mo stretchy="false">−</mo>
                  <mn>1.9744</mn>
                </mrow>
              </mtd>
              <mtd>
                <mn>12.7174</mn>
              </mtd>
            </mtr>
          </mtable>
        </mrow>
        <mo fence="true" stretchy="true">]</mo>
      </mrow>
    </mrow>
    <annotation encoding="StarMath 5.0">%OMEGA_k " " = " "
left [ matrix{
    -17.2778 # -5.8764 # 23.1540 ##
    -14.6918 # -1.9744 # 12.7174
} right ]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 mathvariant="normal">L</mi>
    <annotation encoding="StarMath 5.0">L</annotation>
  </semantics>
</math>
</file>

<file path=Object 39/content.xml><?xml version="1.0" encoding="utf-8"?>
<math xmlns="http://www.w3.org/1998/Math/MathML" display="block">
  <semantics>
    <mrow>
      <mi mathvariant="normal">v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  <mtd>
                <mn>0.7179</mn>
              </mtd>
            </mtr>
            <mtr>
              <mtd>
                <mrow>
                  <mo stretchy="false">−</mo>
                  <mn>0.2538</mn>
                </mrow>
              </mtd>
              <mtd>
                <mrow>
                  <mo stretchy="false">−</mo>
                  <mn>1.0000</mn>
                </mrow>
              </mtd>
            </mtr>
            <mtr>
              <mtd>
                <mn>1.0000</mn>
              </mtd>
              <mtd>
                <mn>0.2820</mn>
              </mtd>
            </mtr>
          </mtable>
        </mrow>
        <mo fence="true" stretchy="true">]</mo>
      </mrow>
    </mrow>
    <annotation encoding="StarMath 5.0">v " " = " "
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table>
      <mtr>
        <mtd>
          <mi mathvariant="normal">Γ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subsup>
                          <mi mathvariant="normal">T</mi>
                          <mn>1</mn>
                          <mi mathvariant="normal">T</mi>
                        </msubsup>
                        <mi mathvariant="normal">,</mi>
                      </mrow>
                    </mtd>
                    <mtd>
                      <mrow>
                        <msubsup>
                          <mi mathvariant="normal">T</mi>
                          <mn>2</mn>
                          <mi mathvariant="normal">T</mi>
                        </msubsup>
                        <mi mathvariant="normal">,</mi>
                      </mrow>
                    </mtd>
                    <mtd>
                      <msubsup>
                        <mi mathvariant="normal">T</mi>
                        <mn>3</mn>
                        <mi mathvariant="normal">T</mi>
                      </msubsup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n>3</mn>
                    </mtd>
                    <mtd>
                      <mn>2</mn>
                    </mtd>
                    <mtd>
                      <mn>7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4</mn>
                    </mtd>
                  </mtr>
                  <mtr>
                    <mtd>
                      <mn>9</mn>
                    </mtd>
                    <mtd>
                      <mn>5</mn>
                    </mtd>
                    <mtd>
                      <mn>5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GAMMA #{}={}# " "
    left [ matrix{
        T^T_1 ,# T^T_2 ,# T^T_3
    } right ] ##
    
    " " #{}={}# " "
        left [ matrix{
            3 # 2 # 7 ##
            1 # 1 # 4 ##
            9 # 5 # 5 ##
            5 # 2 # 3
        } right ]
}</annotation>
  </semantics>
</math>
</file>

<file path=Object 4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1/content.xml><?xml version="1.0" encoding="utf-8"?>
<math xmlns="http://www.w3.org/1998/Math/MathML" display="block">
  <semantics>
    <mrow>
      <msubsup>
        <mi mathvariant="normal">Ω</mi>
        <mn>1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17.2778</mn>
                  </mrow>
                  <mi mathvariant="normal">,</mi>
                </mrow>
              </mtd>
              <mtd>
                <mrow>
                  <mo stretchy="false">−</mo>
                  <mn>14.6918</mn>
                </mrow>
              </mtd>
            </mtr>
          </mtable>
        </mrow>
        <mo fence="true" stretchy="false">]</mo>
      </mrow>
    </mrow>
    <annotation encoding="StarMath 5.0">%OMEGA^T_1 " " = " " [ matrix{ -17.2778 ,# -14.6918 } ]</annotation>
  </semantics>
</math>
</file>

<file path=Object 42/content.xml><?xml version="1.0" encoding="utf-8"?>
<math xmlns="http://www.w3.org/1998/Math/MathML" display="block">
  <semantics>
    <mi mathvariant="normal">u</mi>
    <annotation encoding="StarMath 5.0">u</annotation>
  </semantics>
</math>
</file>

<file path=Object 43/content.xml><?xml version="1.0" encoding="utf-8"?>
<math xmlns="http://www.w3.org/1998/Math/MathML" display="block">
  <semantics>
    <mrow>
      <msubsup>
        <mi mathvariant="normal">Ω</mi>
        <mn>2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5.8764</mn>
                  </mrow>
                  <mi mathvariant="normal">,</mi>
                </mrow>
              </mtd>
              <mtd>
                <mrow>
                  <mo stretchy="false">−</mo>
                  <mn>1.9744</mn>
                </mrow>
              </mtd>
            </mtr>
          </mtable>
        </mrow>
        <mo fence="true" stretchy="false">]</mo>
      </mrow>
    </mrow>
    <annotation encoding="StarMath 5.0">%OMEGA^T_2 " " = " " [ matrix{ -5.8764 ,# -1.9744 } ]</annotation>
  </semantics>
</math>
</file>

<file path=Object 44/content.xml><?xml version="1.0" encoding="utf-8"?>
<math xmlns="http://www.w3.org/1998/Math/MathML" display="block">
  <semantics>
    <mrow>
      <mi mathvariant="normal">M</mi>
      <mi mathvariant="normal">x</mi>
      <mi mathvariant="normal">M</mi>
    </mrow>
    <annotation encoding="StarMath 5.0">M x M</annotation>
  </semantics>
</math>
</file>

<file path=Object 45/content.xml><?xml version="1.0" encoding="utf-8"?>
<math xmlns="http://www.w3.org/1998/Math/MathML" display="block">
  <semantics>
    <mi mathvariant="normal">L</mi>
    <annotation encoding="StarMath 5.0">L</annotation>
  </semantics>
</math>
</file>

<file path=Object 46/content.xml><?xml version="1.0" encoding="utf-8"?>
<math xmlns="http://www.w3.org/1998/Math/MathML" display="block">
  <semantics>
    <mrow>
      <msub>
        <mi mathvariant="normal">u</mi>
        <mi mathvariant="normal">l</mi>
      </msub>
      <mrow>
        <mtext/>
        <mo stretchy="false">=</mo>
        <mtext/>
      </mrow>
      <mrow>
        <munderover>
          <mo stretchy="false">∑</mo>
          <mrow>
            <mi mathvariant="normal">k</mi>
            <mo stretchy="false">=</mo>
            <mn>1</mn>
          </mrow>
          <mi mathvariant="normal">M</mi>
        </munderover>
        <msub>
          <mi mathvariant="normal">v</mi>
          <mi>lk</mi>
        </msub>
      </mrow>
      <msub>
        <mi mathvariant="normal">Φ</mi>
        <mi mathvariant="normal">k</mi>
      </msub>
    </mrow>
    <annotation encoding="StarMath 5.0">u_l "" = "" sum from{k=1} to{M} v_lk %PHI_k</annotation>
  </semantics>
</math>
</file>

<file path=Object 47/content.xml><?xml version="1.0" encoding="utf-8"?>
<math xmlns="http://www.w3.org/1998/Math/MathML" display="block">
  <semantics>
    <mtable>
      <mtr>
        <mtd>
          <msub>
            <mi mathvariant="normal">u</mi>
            <mn>1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row>
                  <mo stretchy="false">−</mo>
                  <mn>0.7462</mn>
                </mrow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0.2538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1.000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n>0.7462</mn>
                    </mtd>
                  </mtr>
                  <mtr>
                    <mtd>
                      <mn>0.7462</mn>
                    </mtd>
                  </mtr>
                  <mtr>
                    <mtd>
                      <mrow>
                        <mo stretchy="false">−</mo>
                        <mn>1.9899</mn>
                      </mrow>
                    </mtd>
                  </mtr>
                  <mtr>
                    <mtd>
                      <mrow>
                        <mo stretchy="false">−</mo>
                        <mn>1.2437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5076</mn>
                    </mtd>
                  </mtr>
                  <mtr>
                    <mtd>
                      <mn>0.2538</mn>
                    </mtd>
                  </mtr>
                  <mtr>
                    <mtd>
                      <mn>0.3384</mn>
                    </mtd>
                  </mtr>
                  <mtr>
                    <mtd>
                      <mn>0.3384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4.2538</mn>
                  </mtd>
                </mtr>
                <mtr>
                  <mtd>
                    <mn>3.0000</mn>
                  </mtd>
                </mtr>
                <mtr>
                  <mtd>
                    <mrow>
                      <mo stretchy="false">−</mo>
                      <mn>2.9848</mn>
                    </mrow>
                  </mtd>
                </mtr>
                <mtr>
                  <mtd>
                    <mrow>
                      <mo stretchy="false">−</mo>
                      <mn>1.2386</mn>
                    </mrow>
                  </mtd>
                </mtr>
              </mtable>
            </mrow>
            <mo fence="true" stretchy="true">]</mo>
          </mrow>
        </mtd>
      </mtr>
    </mtable>
    <annotation encoding="StarMath 5.0">alignl matrix{
    u_1 #{}={}#
    ( -0.7462 )  left [ matrix { -1 ## -1 ## 8/3  ## 5/3  } right ] +
    ( -0.2538 )  left [ matrix { -2 ## -1 ## -4/3 ## -4/3 } right ] +
    ( 1.0000  )  left [ matrix { 3  ## 2  ## -4/3 ## -1/3 } right ] ##

    " "#" "#" "##

    " " #{}={}#
    left[ matrix{ 0.7462 ## 0.7462 ## -1.9899  ## -1.2437 } right ] +
    left[ matrix{ 0.5076 ## 0.2538 ## 0.3384   ## 0.3384  } right ] +
    left[ matrix{ 3      ## 2      ## -4/3     ## -1/3    } right ] ##

    " "#" "#" "##

    " " #{}={}#
    left[ matrix{ 4.2538 ## 3.0000 ## -2.9848 ## -1.2386 } right ]
}</annotation>
  </semantics>
</math>
</file>

<file path=Object 48/content.xml><?xml version="1.0" encoding="utf-8"?>
<math xmlns="http://www.w3.org/1998/Math/MathML" display="block">
  <semantics>
    <mtable>
      <mtr>
        <mtd>
          <msub>
            <mi mathvariant="normal">u</mi>
            <mn>2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n>0.7179</mn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1.0000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0.282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n>1.9144</mn>
                    </mtd>
                  </mtr>
                  <mtr>
                    <mtd>
                      <mn>1.1965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8460</mn>
                    </mtd>
                  </mtr>
                  <mtr>
                    <mtd>
                      <mn>0.5640</mn>
                    </mtd>
                  </mtr>
                  <mtr>
                    <mtd>
                      <mrow>
                        <mo stretchy="false">−</mo>
                        <mn>0.3760</mn>
                      </mrow>
                    </mtd>
                  </mtr>
                  <mtr>
                    <mtd>
                      <mrow>
                        <mo stretchy="false">−</mo>
                        <mn>0.0940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2.1281</mn>
                  </mtd>
                </mtr>
                <mtr>
                  <mtd>
                    <mn>0.8461</mn>
                  </mtd>
                </mtr>
                <mtr>
                  <mtd>
                    <mn>2.8717</mn>
                  </mtd>
                </mtr>
                <mtr>
                  <mtd>
                    <mn>2.4358</mn>
                  </mtd>
                </mtr>
              </mtable>
            </mrow>
            <mo fence="true" stretchy="true">]</mo>
          </mrow>
        </mtd>
      </mtr>
    </mtable>
    <annotation encoding="StarMath 5.0">alignl matrix{
    u_2 #{}={}#
    ( 0.7179 )  left [ matrix { -1 ## -1 ## 8/3  ## 5/3  } right ] +
    ( -1.0000 ) left [ matrix { -2 ## -1 ## -4/3 ## -4/3 } right ] +
    ( 0.2820 )  left [ matrix { 3  ## 2  ## -4/3 ## -1/3 } right ] ##

    " "#" "#" "##

    " " #{}={}#
    left[ matrix{ -0.7179 ## -0.7179 ## 1.9144  ## 1.1965  } right ] +
    left[ matrix{ 2       ## 1       ## 4/3     ## 4/3     } right ] +
    left[ matrix{ 0.8460  ## 0.5640  ## -0.3760 ## -0.0940 } right ] ##

    " "#" "#" "##

    " " #{}={}#
    left[ matrix{ 2.1281 ## 0.8461 ## 2.8717 ## 2.4358 } right ]
}</annotation>
  </semantics>
</math>
</file>

<file path=Object 49/content.xml><?xml version="1.0" encoding="utf-8"?>
<math xmlns="http://www.w3.org/1998/Math/MathML" display="block">
  <semantics>
    <mrow>
      <mi>u</mi>
      <mrow>
        <mtext> </mtext>
        <mo stretchy="false">=</mo>
        <mtext> </mtext>
      </mrow>
      <mrow>
        <mo fence="true" stretchy="true">[</mo>
        <mrow>
          <mtable>
            <mtr>
              <mtd>
                <mn>4.2538</mn>
              </mtd>
              <mtd>
                <mn>2.1281</mn>
              </mtd>
            </mtr>
            <mtr>
              <mtd>
                <mn>3.0000</mn>
              </mtd>
              <mtd>
                <mn>0.8461</mn>
              </mtd>
            </mtr>
            <mtr>
              <mtd>
                <mrow>
                  <mo stretchy="false">−</mo>
                  <mn>2.9848</mn>
                </mrow>
              </mtd>
              <mtd>
                <mn>2.8717</mn>
              </mtd>
            </mtr>
            <mtr>
              <mtd>
                <mrow>
                  <mo stretchy="false">−</mo>
                  <mn>1.2386</mn>
                </mrow>
              </mtd>
              <mtd>
                <mn>2.4358</mn>
              </mtd>
            </mtr>
          </mtable>
        </mrow>
        <mo fence="true" stretchy="true">]</mo>
      </mrow>
    </mrow>
    <annotation encoding="StarMath 5.0">u " " = " "
left[ matrix{
    4.2538 # 2.1281 ##
    3.0000 # 0.8461 ##
    -2.9848 # 2.8717 ##
    -1.2386 # 2.4358
} right ]</annotation>
  </semantics>
</math>
</file>

<file path=Object 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0/content.xml><?xml version="1.0" encoding="utf-8"?>
<math xmlns="http://www.w3.org/1998/Math/MathML" display="block">
  <semantics>
    <msub>
      <mi mathvariant="normal">Ω</mi>
      <mi mathvariant="normal">k</mi>
    </msub>
    <annotation encoding="StarMath 5.0">%OMEGA_k</annotation>
  </semantics>
</math>
</file>

<file path=Object 51/content.xml><?xml version="1.0" encoding="utf-8"?>
<math xmlns="http://www.w3.org/1998/Math/MathML" display="block">
  <semantics>
    <mrow>
      <msub>
        <mi mathvariant="normal">w</mi>
        <mi mathvariant="normal">k</mi>
      </msub>
      <mrow>
        <mtext> </mtext>
        <mo stretchy="false">=</mo>
        <mtext> </mtext>
      </mrow>
      <msubsup>
        <mi mathvariant="normal">u</mi>
        <mi mathvariant="normal">k</mi>
        <mi mathvariant="normal">T</mi>
      </msubsup>
      <mrow>
        <mo fence="true" stretchy="false">(</mo>
        <mrow>
          <mrow>
            <mi mathvariant="normal">Γ</mi>
            <mo stretchy="false">−</mo>
            <mi mathvariant="normal">Ψ</mi>
          </mrow>
        </mrow>
        <mo fence="true" stretchy="false">)</mo>
      </mrow>
    </mrow>
    <annotation encoding="StarMath 5.0">w_k " " = " " u^T_k ( %GAMMA - %PSI )</annotation>
  </semantics>
</math>
</file>

<file path=Object 52/content.xml><?xml version="1.0" encoding="utf-8"?>
<math xmlns="http://www.w3.org/1998/Math/MathML" display="block">
  <semantics>
    <mtable>
      <mtr>
        <mtd>
          <msup>
            <mi mathvariant="normal">Ω</mi>
            <mi mathvariant="normal">T</mi>
          </m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4.0846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F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6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2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o stretchy="false">−</mo>
            <mn>2.7947</mn>
          </mrow>
        </mtd>
      </mtr>
    </mtable>
    <annotation encoding="StarMath 5.0">alignl matrix{

    %OMEGA^T #{}={}#"" [ matrix{ w_1 ,# w_2 } ] ##
    
    " "#" "#" "##
    
    w_1        #{}={}#"" u^T_1 ( F_1 - %PSI ) ##
    
    ""         #{}={}#"" left [ matrix{ 4.2538 ,# 3.0000 ,# -2.9848 ,# -1.2386 } right]
        " " left (
            left [ matrix{ 3 ## 2 ## 6    ## 4    } right ] -
            left [ matrix{ 4 ## 2 ## 19/3 ## 10/3 } right ]
        right ) ##

    ""         #{}={}#"" left [ matrix{ 4.2538 ,# 3.0000 ,# -2.9848 ,# -1.2386 } right]
        " " left (
            left [ matrix{ -1 ## 0 ## -1/3 ## 2/3 } right ]
        right ) ##

    ""         #{}={}#"" -4.0846 ##

    " "#" "#" "##

    w_2        #{}={}#"" u^T_2 ( F_1 - %PSI ) ##
    
    ""         #{}={}#"" left [ matrix{ 2.1281 ,# 0.8461 ,# -2.8717 ,# -2.4358 } right]
        " " left (
            left [ matrix{ 3 ## 2 ## 6    ## 4    } right ] -
            left [ matrix{ 4 ## 2 ## 19/3 ## 10/3 } right ]
        right ) ##

    ""         #{}={}#"" left [ matrix{ 2.1281 ,# 0.8461 ,# -2.8717 ,# -2.4358 } right]
        " " left (
            left [ matrix{ -1 ## 0 ## -1/3 ## 2/3 } right ]
        right ) ##

    ""         #{}={}# -2.7947

}</annotation>
  </semantics>
</math>
</file>

<file path=Object 53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sub>
                    <mi mathvariant="normal">w</mi>
                    <mn>1</mn>
                  </msub>
                  <mi mathvariant="normal">,</mi>
                </mrow>
              </mtd>
              <mtd>
                <mrow>
                  <msub>
                    <mi mathvariant="normal">w</mi>
                    <mn>2</mn>
                  </msub>
                  <mi mathvariant="normal">,</mi>
                </mrow>
              </mtd>
              <mtd>
                <msub>
                  <mi mathvariant="normal">w</mi>
                  <mn>3</mn>
                </msub>
              </mtd>
              <mtd>
                <mn>...</mn>
              </mtd>
              <mtd>
                <msub>
                  <mi mathvariant="normal">w</mi>
                  <mi mathvariant="normal">M</mi>
                </msub>
              </mtd>
            </mtr>
          </mtable>
        </mrow>
        <mo fence="true" stretchy="false">]</mo>
      </mrow>
    </mrow>
    <annotation encoding="StarMath 5.0">%OMEGA^T " " = " " [ matrix{ w_1 ,# w_2 ,# w_3 # ... # w_M} ]</annotation>
  </semantics>
</math>
</file>

<file path=Object 54/content.xml><?xml version="1.0" encoding="utf-8"?>
<math xmlns="http://www.w3.org/1998/Math/MathML" display="block">
  <semantics>
    <mi mathvariant="normal">M</mi>
    <annotation encoding="StarMath 5.0">M</annotation>
  </semantics>
</math>
</file>

<file path=Object 55/content.xml><?xml version="1.0" encoding="utf-8"?>
<math xmlns="http://www.w3.org/1998/Math/MathML" display="block">
  <semantics>
    <mtable>
      <mtr>
        <mtd>
          <msubsup>
            <mi mathvariant="normal">Ω</mi>
            <mn>1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/>
        </mtd>
        <mtd>
          <mtext/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17.2778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stretchy="false">−</mo>
            <mn>14.6918</mn>
          </mrow>
        </mtd>
      </mtr>
    </mtable>
    <annotation encoding="StarMath 5.0">alignl matrix{

    %OMEGA^T_1 #{}={}#"" [ matrix{ w_1 ,# w_2 } ] ##
    
    " "#""#""##
    
    w_1        #{}={}#"" u^T_1 ( %GAMMA_1 - %PSI ) ##
    
    ""         #{}={}#"" left [ matrix{ 4.2538 ,# 3.0000 ,# -2.9848 ,# -1.2386 } right] 
        " " left (
            left [ matrix{ 3 ## 1 ## 9    ## 5    } right ] -
            left [ matrix{ 4 ## 2 ## 19/3 ## 10/3 } right ]
        right ) ##

    ""         #{}={}#"" left [ matrix{ 4.2538 ,# 3.0000 ,# -2.9848 ,# -1.2386 } right]
        " " left (
            left [ matrix{ -1 ## -1 ## 8/3 ## 5/3 } right ]
        right ) ##

    ""         #{}={}#"" -17.2778 ##

    " "#" "#" "##

    w_2        #{}={}#"" u^T_2 ( %GAMMA_1 - %PSI ) ##
    
    ""         #{}={}#"" left [ matrix{ 2.1281 ,# 0.8461 ,# -2.8717 ,# -2.4358 } right]
        " " left (
            left [ matrix{ 3 ## 1 ## 9    ## 5    } right ] -
            left [ matrix{ 4 ## 2 ## 19/3 ## 10/3 } right ]
        right ) ##

    ""         #{}={}#"" left [ matrix{ 2.1281 ,# 0.8461 ,# -2.8717 ,# -2.4358 } right]
        " " left (
            left [ matrix{ -1 ## -1 ## 8/3 ## 5/3 } right ]
        right ) ##

    " "        #{}={}# -14.6918

}</annotation>
  </semantics>
</math>
</file>

<file path=Object 56/content.xml><?xml version="1.0" encoding="utf-8"?>
<math xmlns="http://www.w3.org/1998/Math/MathML" display="block">
  <semantics>
    <mrow>
      <mi mathvariant="normal">Ω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4.0846</mn>
                </mrow>
              </mtd>
            </mtr>
            <mtr>
              <mtd>
                <mrow>
                  <mo stretchy="false">−</mo>
                  <mn>2.7947</mn>
                </mrow>
              </mtd>
            </mtr>
          </mtable>
        </mrow>
        <mo fence="true" stretchy="true">]</mo>
      </mrow>
    </mrow>
    <annotation encoding="StarMath 5.0">%OMEGA " " = " "
left [ matrix{
    -4.0846 ##
    -2.7947
} right ]</annotation>
  </semantics>
</math>
</file>

<file path=Object 57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4.0846</mn>
                  </mrow>
                  <mi mathvariant="normal">,</mi>
                </mrow>
              </mtd>
              <mtd>
                <mrow>
                  <mo stretchy="false">−</mo>
                  <mn>2.7947</mn>
                </mrow>
              </mtd>
            </mtr>
          </mtable>
        </mrow>
        <mo fence="true" stretchy="false">]</mo>
      </mrow>
    </mrow>
    <annotation encoding="StarMath 5.0">%OMEGA^T " " = " " [ matrix{ -4.0846 ,# -2.7947 } ]</annotation>
  </semantics>
</math>
</file>

<file path=Object 58/content.xml><?xml version="1.0" encoding="utf-8"?>
<math xmlns="http://www.w3.org/1998/Math/MathML" display="block">
  <semantics>
    <mrow>
      <msubsup>
        <mi mathvariant="normal">ϵ</mi>
        <mi mathvariant="normal">k</mi>
        <mn>2</mn>
      </msubsup>
      <mrow>
        <mtext> </mtext>
        <mo stretchy="false">=</mo>
        <mtext> </mtext>
      </mrow>
      <msup>
        <mrow>
          <mo fence="true" stretchy="false">‖</mo>
          <mrow>
            <mrow>
              <mo fence="true" stretchy="false">(</mo>
              <mrow>
                <mrow>
                  <mi mathvariant="normal">Ω</mi>
                  <mo stretchy="false">−</mo>
                  <msub>
                    <mi mathvariant="normal">Ω</mi>
                    <mi mathvariant="normal">k</mi>
                  </msub>
                </mrow>
              </mrow>
              <mo fence="true" stretchy="false">)</mo>
            </mrow>
          </mrow>
          <mo fence="true" stretchy="false">‖</mo>
        </mrow>
        <mn>2</mn>
      </msup>
    </mrow>
    <annotation encoding="StarMath 5.0">%epsilon^2_k " " = " "
ldline ( %OMEGA - %OMEGA_k ) rdline ^2</annotation>
  </semantics>
</math>
</file>

<file path=Object 59/content.xml><?xml version="1.0" encoding="utf-8"?>
<math xmlns="http://www.w3.org/1998/Math/MathML" display="block">
  <semantics>
    <mtable>
      <mtr>
        <mtd>
          <mtable>
            <mtr>
              <mtd>
                <mrow>
                  <mtext/>
                  <msubsup>
                    <mi mathvariant="normal">ϵ</mi>
                    <mn>1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17.2778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4.6918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3.1932</mn>
                                </mtd>
                              </mtr>
                              <mtr>
                                <mtd>
                                  <mn>11.8971</mn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3.1932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11.8971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3.1932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n>11.8971</mn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15.60151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2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5.8764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1.9744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n>1.7918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0.8203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n>1.7918</mn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0.8203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n>1.7918</mn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0.8203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3.8834</mn>
                </mrow>
              </mtd>
            </mtr>
          </mtable>
        </mtd>
      </mtr>
      <mtr>
        <mtd>
          <mrow/>
        </mtd>
      </mtr>
      <mtr>
        <mtd>
          <mtable>
            <mtr>
              <mtd>
                <mrow>
                  <mtext/>
                  <msubsup>
                    <mi mathvariant="normal">ϵ</mi>
                    <mn>3</mn>
                    <mn>2</mn>
                  </msubsup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false">‖</mo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o stretchy="false">−</mo>
                              <msub>
                                <mi mathvariant="normal">Ω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o fence="true" stretchy="fals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(</mo>
                          <mrow>
                            <mrow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−</mo>
                                          <mn>4.0846</mn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−</mo>
                                          <mn>2.7947</mn>
                                        </mrow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  <mo stretchy="false">−</mo>
                              <mrow>
                                <mo fence="true" stretchy="true">[</mo>
                                <mrow>
                                  <mtable>
                                    <mtr>
                                      <mtd>
                                        <mn>23.1540</mn>
                                      </mtd>
                                    </mtr>
                                    <mtr>
                                      <mtd>
                                        <mn>12.7174</mn>
                                      </mtd>
                                    </mtr>
                                  </mtable>
                                </mrow>
                                <mo fence="true" stretchy="true">]</mo>
                              </mrow>
                            </mrow>
                          </mrow>
                          <mo fence="true" stretchy="true">)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‖</mo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o stretchy="false">−</mo>
                                    <mn>27.2386</mn>
                                  </mrow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15.5121</mn>
                                  </mrow>
                                </mtd>
                              </mtr>
                            </mtable>
                          </mrow>
                          <mo fence="true" stretchy="true">]</mo>
                        </mrow>
                      </mrow>
                      <mo fence="true" stretchy="true">‖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sup>
                    <mrow>
                      <mo fence="true" stretchy="true">(</mo>
                      <mrow>
                        <msqrt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27.2386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5.512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sqrt>
                      </mrow>
                      <mo fence="true" stretchy="true">)</mo>
                    </mrow>
                    <mn>2</mn>
                  </msup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7.2386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15.5121</mn>
                          </mrow>
                        </mrow>
                        <mo fence="true" stretchy="false">)</mo>
                      </mrow>
                      <mn>2</mn>
                    </msup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n>982.56658</mn>
                </mrow>
              </mtd>
            </mtr>
          </mtable>
        </mtd>
      </mtr>
    </mtable>
    <annotation encoding="StarMath 5.0">matrix{
    "" %epsilon^2_1 #{}={}#"" ldline ( %OMEGA - %OMEGA_1 ) rdline ^2 ##

    "" #{}={}#""
    left ldline left (
        left [ matrix{ -4.0846  ## -2.7947  } right ] -
        left [ matrix{ -17.2778 ## -14.6918 } right ]
    right ) right rdline ^2 ##
    
    "" #{}={}#""
    left ldline
        left [ matrix{ 13.1932 ## 11.8971 } right ]
    right rdline ^2 ##
    
    "" #{}={}#""
    left ( sqrt{ (13.1932)^2 + (11.8971)^2 } right )^2 ##
    
    "" #{}={}#""
    ( 13.1932 )^2 + ( 11.8971 )^2 ##
    
    "" #{}={}#""
    315.60151
}

newline newline

matrix{
    "" %epsilon^2_2 #{}={}#"" ldline ( %OMEGA - %OMEGA_2 ) rdline ^2 ##

    "" #{}={}#""
    left ldline left (
        left [ matrix{ -4.0846  ## -2.7947  } right ] -
        left [ matrix{ -5.8764  ## -1.9744  } right ]
    right ) right rdline ^2 ##
    
    "" #{}={}#""
    left ldline
        left [ matrix{ 1.7918 ## -0.8203 } right ]
    right rdline ^2 ##
    
    "" #{}={}#""
    left ( sqrt{ (1.7918)^2 + (-0.8203)^2 } right )^2 ##
    
    "" #{}={}#""
    ( 1.7918 )^2 + ( -0.8203 )^2 ##
    
    "" #{}={}#""
    3.8834
}

newline newline

matrix{
    "" %epsilon^2_3 #{}={}#"" ldline ( %OMEGA - %OMEGA_3 ) rdline ^2 ##

    "" #{}={}#""
    left ldline left (
        left [ matrix{ -4.0846  ## -2.7947  } right ] -
        left [ matrix{ 23.1540  ## 12.7174  } right ]
    right ) right rdline ^2 ##
    
    "" #{}={}#""
    left ldline
        left [ matrix{ -27.2386 ## -15.5121 } right ]
    right rdline ^2 ##
    
    "" #{}={}#""
    left ( sqrt{ (-27.2386)^2 + (-15.5121)^2 } right )^2 ##
    
    "" #{}={}#""
    ( -27.2386 )^2 + ( -15.5121 )^2 ##
    
    "" #{}={}#""
    982.56658
}</annotation>
  </semantics>
</math>
</file>

<file path=Object 6/content.xml><?xml version="1.0" encoding="utf-8"?>
<math xmlns="http://www.w3.org/1998/Math/MathML" display="block">
  <semantics>
    <mrow>
      <msub>
        <mi mathvariant="normal">F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F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>
          <mi mathvariant="normal">Ψ</mi>
        </mtd>
        <mtd>
          <mrow>
            <mrow/>
            <mo stretchy="false">=</mo>
            <mrow/>
          </mrow>
        </mtd>
        <mtd>
          <mrow>
            <mtext/>
            <mfrac>
              <mn>1</mn>
              <mi mathvariant="normal">M</mi>
            </mfrac>
            <mrow>
              <munderover>
                <mo stretchy="false">∑</mo>
                <mrow>
                  <mi mathvariant="normal">n</mi>
                  <mo stretchy="false">=</mo>
                  <mn>1</mn>
                </mrow>
                <mi mathvariant="normal">M</mi>
              </munderover>
              <msub>
                <mi mathvariant="normal">Γ</mi>
                <mi mathvariant="normal">n</mi>
              </msub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[</mo>
              <mrow>
                <mtable>
                  <mtr>
                    <mtd>
                      <mn>12</mn>
                    </mtd>
                  </mtr>
                  <mtr>
                    <mtd>
                      <mn>6</mn>
                    </mtd>
                  </mtr>
                  <mtr>
                    <mtd>
                      <mn>19</mn>
                    </mtd>
                  </mtr>
                  <mtr>
                    <mtd>
                      <mn>10</mn>
                    </mtd>
                  </mtr>
                </mtable>
              </mrow>
              <mo fence="true" stretchy="true">]</mo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4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PSI #{}={}# "" 1 over{M} sum from{n=1} to{M} %GAMMA_n
    
    " " = " "
    1 over{3} " "
        left (
            left [ matrix{ 3 ## 1 ## 9 ## 5 } right ] +
            left [ matrix{ 2 ## 1 ## 5 ## 2 } right ] +
            left [ matrix{ 7 ## 4 ## 5 ## 3 } right ]
        right )

    " " = " "
    1 over{3} " "
        left [ matrix{ 12 ## 6 ## 19 ## 10 } right ]

    " " = " "
    left[ matrix{ 4 ## 2 ## 19/3 ## 10/3} right]
}</annotation>
  </semantics>
</math>
</file>

<file path=Object 9/content.xml><?xml version="1.0" encoding="utf-8"?>
<math xmlns="http://www.w3.org/1998/Math/MathML" display="block">
  <semantics>
    <mtable>
      <mtr>
        <mtd>
          <msubsup>
            <mi mathvariant="normal">Ω</mi>
            <mn>2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5.8764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.9744</mn>
        </mtd>
      </mtr>
    </mtable>
    <annotation encoding="StarMath 5.0">alignl matrix{

    %OMEGA^T_2 #{}={}#"" [ matrix{ w_1 ,# w_2 } ] ##
    
    " "#" "#" "##
    
    w_1        #{}={}#"" u^T_1 ( %GAMMA_2 - %PSI ) ##
    
    ""         #{}={}#"" left [ matrix{ 4.2538 ,# 3.0000 ,# -2.9848 ,# -1.2386 } right]
        " " left (
            left [ matrix{ 2 ## 1 ## 5    ## 2    } right ] -
            left [ matrix{ 4 ## 2 ## 19/3 ## 10/3 } right ]
        right ) ##

    ""         #{}={}#"" left [ matrix{ 4.2538 ,# 3.0000 ,# -2.9848 ,# -1.2386 } right]
        " " left (
            left [ matrix{ -2 ## -1 ## -4/3 ## -4/3 } right ]
        right ) ##

    ""         #{}={}#"" -5.8764 ##

    " "#" "#" "##

    w_2        #{}={}#"" u^T_2 ( %GAMMA_2 - %PSI ) ##
    
    ""         #{}={}#"" left [ matrix{ 2.1281 ,# 0.8461 ,# -2.8717 ,# -2.4358 } right]
        " " left (
            left [ matrix{ 2 ## 1 ## 5    ## 2    } right ] -
            left [ matrix{ 4 ## 2 ## 19/3 ## 10/3 } right ]
        right ) ##

    ""         #{}={}#"" left [ matrix{ 2.1281 ,# 0.8461 ,# -2.8717 ,# -2.4358 } right]
        " " left (
            left [ matrix{ -2 ## -1 ## -4/3 ## -4/3 } right ]
        right ) ##

    ""         #{}={}# 1.9744

}</annotation>
  </semantics>
</math>
</file>